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FreeSans1" svg:font-family="FreeSans" style:font-family-generic="swiss"/>
    <style:font-face style:name="Lucida Sans" svg:font-family="'Lucida Sans'" style:font-family-generic="swiss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Courier New" svg:font-family="'Courier New'" style:font-family-generic="roman" style:font-pitch="variable"/>
    <style:font-face style:name="Humnst777 Lt BT" svg:font-family="'Humnst777 Lt BT'" style:font-family-generic="roman" style:font-pitch="variable"/>
    <style:font-face style:name="Liberation Sans1" svg:font-family="'Liberation Sans'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Wingdings 2" svg:font-family="'Wingdings 2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1" svg:font-family="'Bitstream Vera Sans'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umnst777 Lt BT1" svg:font-family="'Humnst777 Lt BT'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P1" style:family="paragraph" style:parent-style-name="Text_20_body">
      <style:text-properties style:font-name="Tahoma" fo:font-size="8pt" style:font-size-asian="8pt" style:font-name-complex="Tahoma1"/>
    </style:style>
    <style:style style:name="P2" style:family="paragraph" style:parent-style-name="Text_20_body">
      <style:paragraph-properties fo:text-align="end" style:justify-single-word="false"/>
      <style:text-properties style:font-name="Tahoma" fo:font-size="8pt" style:font-size-asian="8pt" style:font-name-complex="Tahoma1"/>
    </style:style>
    <style:style style:name="P3" style:family="paragraph" style:parent-style-name="Text_20_body">
      <style:paragraph-properties fo:text-align="center" style:justify-single-word="false"/>
      <style:text-properties style:font-name="Tahoma" fo:font-size="10.5pt" fo:font-weight="bold" style:font-size-asian="10.5pt" style:font-weight-asian="bold" style:font-name-complex="Tahoma1" style:font-size-complex="10.5pt" style:font-weight-complex="bold"/>
    </style:style>
    <style:style style:name="P4" style:family="paragraph" style:parent-style-name="Heading_20_2" style:list-style-name="">
      <style:paragraph-properties fo:padding="0cm" fo:border="none"/>
    </style:style>
    <style:style style:name="P5" style:family="paragraph" style:parent-style-name="Heading_20_2" style:list-style-name="WWNum5">
      <style:paragraph-properties fo:padding="0cm" fo:border="none">
        <style:tab-stops>
          <style:tab-stop style:position="0cm"/>
        </style:tab-stops>
      </style:paragraph-properties>
    </style:style>
    <style:style style:name="P6" style:family="paragraph" style:parent-style-name="Heading_20_2" style:list-style-name="">
      <style:paragraph-properties fo:padding="0cm" fo:border="none"/>
      <style:text-properties fo:text-transform="uppercase" fo:color="#000000" style:font-name="Tahoma" fo:font-style="normal" style:text-underline-style="solid" style:text-underline-width="auto" style:text-underline-color="font-color" fo:font-weight="normal" style:font-style-asian="normal" style:font-weight-asian="normal" style:font-name-complex="Tahoma1"/>
    </style:style>
    <style:style style:name="P7" style:family="paragraph" style:parent-style-name="Heading_20_2" style:list-style-name="">
      <style:paragraph-properties fo:margin-left="0cm" fo:margin-right="0cm" fo:text-indent="1.249cm" style:auto-text-indent="false" fo:padding="0cm" fo:border="none"/>
    </style:style>
    <style:style style:name="P8" style:family="paragraph" style:parent-style-name="Heading_20_3">
      <style:text-properties style:font-name="Tahoma" fo:font-size="8pt" style:font-size-asian="8pt" style:font-name-complex="Tahoma1"/>
    </style:style>
    <style:style style:name="P9" style:family="paragraph" style:parent-style-name="Heading_20_3" style:list-style-name="WWNum5">
      <style:paragraph-properties>
        <style:tab-stops>
          <style:tab-stop style:position="0cm"/>
        </style:tab-stops>
      </style:paragraph-properties>
      <style:text-properties style:font-name="Tahoma" fo:font-size="8pt" fo:font-weight="normal" style:font-size-asian="8pt" style:font-weight-asian="normal" style:font-name-complex="Tahoma1"/>
    </style:style>
    <style:style style:name="P10" style:family="paragraph" style:parent-style-name="Heading_20_3">
      <style:text-properties style:font-name="Tahoma" fo:font-size="10pt" style:font-size-asian="10pt" style:font-name-complex="Tahoma1"/>
    </style:style>
    <style:style style:name="P11" style:family="paragraph" style:parent-style-name="Heading_20_3" style:list-style-name="WWNum7">
      <style:paragraph-properties>
        <style:tab-stops>
          <style:tab-stop style:position="0cm"/>
        </style:tab-stops>
      </style:paragraph-properties>
    </style:style>
    <style:style style:name="P12" style:family="paragraph" style:parent-style-name="Heading_20_3">
      <style:text-properties fo:color="#000080" style:font-name="Tahoma" style:font-name-complex="Tahoma1"/>
    </style:style>
    <style:style style:name="P13" style:family="paragraph" style:parent-style-name="Heading_20_3">
      <style:paragraph-properties fo:margin-left="2.021cm" fo:margin-right="0cm" fo:text-indent="0cm" style:auto-text-indent="false">
        <style:tab-stops>
          <style:tab-stop style:position="2.021cm"/>
          <style:tab-stop style:position="4.043cm"/>
        </style:tab-stops>
      </style:paragraph-properties>
    </style:style>
    <style:style style:name="P14" style:family="paragraph" style:parent-style-name="Heading_20_3">
      <style:paragraph-properties fo:margin-left="2.021cm" fo:margin-right="0cm" fo:text-indent="0cm" style:auto-text-indent="false">
        <style:tab-stops>
          <style:tab-stop style:position="2.021cm"/>
          <style:tab-stop style:position="4.043cm"/>
        </style:tab-stops>
      </style:paragraph-properties>
      <style:text-properties style:font-name="Tahoma" fo:font-size="10pt" style:font-size-asian="10pt" style:font-name-complex="Tahoma1"/>
    </style:style>
    <style:style style:name="P15" style:family="paragraph" style:parent-style-name="Heading_20_3">
      <style:paragraph-properties fo:margin-left="2.021cm" fo:margin-right="0cm" fo:text-indent="0cm" style:auto-text-indent="false">
        <style:tab-stops>
          <style:tab-stop style:position="2.021cm"/>
          <style:tab-stop style:position="4.043cm"/>
        </style:tab-stops>
      </style:paragraph-properties>
      <style:text-properties fo:text-transform="uppercase" fo:color="#000000" style:font-name="Tahoma" style:text-underline-style="solid" style:text-underline-width="auto" style:text-underline-color="font-color" fo:font-weight="normal" style:font-weight-asian="normal" style:font-name-complex="Tahoma1"/>
    </style:style>
    <style:style style:name="P16" style:family="paragraph" style:parent-style-name="WW-Título1" style:master-page-name="Standard">
      <style:paragraph-properties fo:text-align="center" style:justify-single-word="false" style:page-number="auto"/>
      <style:text-properties fo:font-size="8pt" style:font-size-asian="8pt"/>
    </style:style>
    <style:style style:name="P17" style:family="paragraph" style:parent-style-name="Heading_20_6" style:list-style-name="WWNum2">
      <style:paragraph-properties fo:text-align="start" style:justify-single-word="false" fo:padding="0cm" fo:border-left="none" fo:border-right="none" fo:border-top="0.018cm solid #000001" fo:border-bottom="0.018cm solid #000001">
        <style:tab-stops>
          <style:tab-stop style:position="0cm"/>
        </style:tab-stops>
      </style:paragraph-properties>
    </style:style>
    <style:style style:name="P18" style:family="paragraph" style:parent-style-name="Standard">
      <style:paragraph-properties fo:line-height="150%"/>
      <style:text-properties style:font-name="Tahoma" fo:font-size="2pt" style:font-size-asian="2pt" style:font-name-complex="Tahoma1"/>
    </style:style>
    <style:style style:name="P19" style:family="paragraph" style:parent-style-name="Standard">
      <style:text-properties style:font-name="Tahoma" fo:font-size="10pt" style:font-size-asian="10pt" style:font-name-complex="Tahoma1"/>
    </style:style>
    <style:style style:name="P20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1"/>
    </style:style>
    <style:style style:name="P21" style:family="paragraph" style:parent-style-name="Standard">
      <style:text-properties style:font-name="Tahoma" fo:font-size="11pt" style:font-size-asian="11pt" style:font-name-complex="Tahoma1"/>
    </style:style>
    <style:style style:name="P22" style:family="paragraph" style:parent-style-name="Standard">
      <style:text-properties style:font-name="Tahoma" style:text-underline-style="solid" style:text-underline-width="auto" style:text-underline-color="font-color" style:font-name-complex="Tahoma1"/>
    </style:style>
    <style:style style:name="P23" style:family="paragraph" style:parent-style-name="Standard">
      <style:text-properties style:font-name="Tahoma" fo:font-size="5pt" style:font-size-asian="5pt" style:font-name-complex="Tahoma1"/>
    </style:style>
    <style:style style:name="P24" style:family="paragraph" style:parent-style-name="Standard">
      <style:text-properties fo:font-size="10pt" style:font-size-asian="10pt"/>
    </style:style>
    <style:style style:name="P25" style:family="paragraph" style:parent-style-name="Standard">
      <style:text-properties fo:color="#000080" style:font-name="Tahoma" style:font-name-complex="Tahoma1"/>
    </style:style>
    <style:style style:name="P26" style:family="paragraph" style:parent-style-name="Standard">
      <style:paragraph-properties fo:keep-with-next="always"/>
    </style:style>
    <style:style style:name="P27" style:family="paragraph" style:parent-style-name="Standard">
      <style:paragraph-properties fo:keep-with-next="always"/>
      <style:text-properties style:font-name="Tahoma" fo:font-size="8pt" style:font-size-asian="8pt" style:font-name-complex="Tahoma1"/>
    </style:style>
    <style:style style:name="P28" style:family="paragraph" style:parent-style-name="Standard">
      <style:paragraph-properties fo:margin-left="2.021cm" fo:margin-right="0cm" fo:text-indent="0cm" style:auto-text-indent="false"/>
    </style:style>
    <style:style style:name="P29" style:family="paragraph" style:parent-style-name="Standard">
      <style:paragraph-properties fo:margin-left="2.021cm" fo:margin-right="0cm" fo:text-indent="0cm" style:auto-text-indent="false"/>
      <style:text-properties style:font-name="Tahoma" fo:font-size="10pt" style:font-size-asian="10pt" style:font-name-complex="Tahoma1"/>
    </style:style>
    <style:style style:name="P30" style:family="paragraph" style:parent-style-name="Standard">
      <style:paragraph-properties fo:margin-left="1.386cm" fo:margin-right="0cm" fo:text-indent="0cm" style:auto-text-indent="false"/>
    </style:style>
    <style:style style:name="P31" style:family="paragraph" style:parent-style-name="Standard">
      <style:paragraph-properties fo:margin-left="1.386cm" fo:margin-right="0cm" fo:text-indent="0cm" style:auto-text-indent="false"/>
      <style:text-properties fo:color="#000080" style:font-name="Tahoma" style:font-name-complex="Tahoma1"/>
    </style:style>
    <style:style style:name="P32" style:family="paragraph" style:parent-style-name="Standard">
      <style:paragraph-properties fo:margin-left="1.386cm" fo:margin-right="0cm" fo:text-indent="0cm" style:auto-text-indent="false"/>
      <style:text-properties style:font-name="Tahoma" fo:font-size="10pt" style:font-size-asian="10pt" style:font-name-complex="Tahoma1"/>
    </style:style>
    <style:style style:name="P33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style:font-name="Tahoma" fo:font-size="10pt" style:font-name-asian="Tahoma1" style:font-size-asian="10pt" style:font-name-complex="Tahoma1"/>
    </style:style>
    <style:style style:name="P34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style:font-name="Tahoma" fo:font-size="10pt" style:font-size-asian="10pt" style:font-name-complex="Tahoma1"/>
    </style:style>
    <style:style style:name="P35" style:family="paragraph" style:parent-style-name="Standard">
      <style:paragraph-properties fo:margin-left="0.6cm" fo:margin-right="0cm" fo:text-align="justify" style:justify-single-word="false" fo:text-indent="0cm" style:auto-text-indent="false"/>
    </style:style>
    <style:style style:name="T1" style:family="text">
      <style:text-properties style:font-name="Tahoma" style:font-name-complex="Tahoma1"/>
    </style:style>
    <style:style style:name="T2" style:family="text">
      <style:text-properties style:font-name="Tahoma" style:font-name-asian="Tahoma1" style:font-name-complex="Tahoma1"/>
    </style:style>
    <style:style style:name="T3" style:family="text">
      <style:text-properties style:font-name="Tahoma" fo:font-size="8pt" style:font-size-asian="8pt" style:font-name-complex="Tahoma1"/>
    </style:style>
    <style:style style:name="T4" style:family="text">
      <style:text-properties style:font-name="Tahoma" fo:font-size="8pt" fo:font-weight="normal" style:font-size-asian="8pt" style:font-weight-asian="normal" style:font-name-complex="Tahoma1"/>
    </style:style>
    <style:style style:name="T5" style:family="text">
      <style:text-properties style:font-name="Tahoma" fo:font-size="10pt" style:font-size-asian="10pt" style:font-name-complex="Tahoma1"/>
    </style:style>
    <style:style style:name="T6" style:family="text">
      <style:text-properties style:font-name="Tahoma" fo:font-size="10pt" style:font-name-asian="Tahoma1" style:font-size-asian="10pt" style:font-name-complex="Tahoma1"/>
    </style:style>
    <style:style style:name="T7" style:family="text">
      <style:text-properties style:font-name="Tahoma" fo:font-size="10pt" fo:font-weight="normal" style:font-size-asian="10pt" style:font-weight-asian="normal" style:font-name-complex="Tahoma1"/>
    </style:style>
    <style:style style:name="T8" style:family="text">
      <style:text-properties style:font-name="Tahoma" fo:font-size="10pt" fo:font-weight="normal" style:font-name-asian="Tahoma1" style:font-size-asian="10pt" style:font-weight-asian="normal" style:font-name-complex="Tahoma1"/>
    </style:style>
    <style:style style:name="T9" style:family="text">
      <style:text-properties style:font-name="Tahoma" fo:font-size="10pt" fo:font-style="italic" style:font-size-asian="10pt" style:font-style-asian="italic" style:font-name-complex="Tahoma1"/>
    </style:style>
    <style:style style:name="T10" style:family="text">
      <style:text-properties style:font-name="Tahoma" fo:font-size="10pt" fo:font-style="italic" style:font-name-asian="Tahoma1" style:font-size-asian="10pt" style:font-style-asian="italic" style:font-name-complex="Tahoma1"/>
    </style:style>
    <style:style style:name="T11" style:family="text">
      <style:text-properties style:font-name="Tahoma" fo:font-size="10pt" fo:font-weight="bold" style:font-size-asian="10pt" style:font-weight-asian="bold" style:font-name-complex="Tahoma1"/>
    </style:style>
    <style:style style:name="T12" style:family="text">
      <style:text-properties style:font-name="Tahoma" fo:font-size="10pt" fo:font-weight="bold" style:font-name-asian="Tahoma1" style:font-size-asian="10pt" style:font-weight-asian="bold" style:font-name-complex="Tahoma1"/>
    </style:style>
    <style:style style:name="T13" style:family="text">
      <style:text-properties style:font-name="Tahoma" fo:font-size="11pt" style:font-size-asian="11pt" style:font-name-complex="Tahoma1"/>
    </style:style>
    <style:style style:name="T14" style:family="text">
      <style:text-properties style:font-name="Tahoma" style:text-underline-style="solid" style:text-underline-width="auto" style:text-underline-color="font-color" style:font-name-complex="Tahoma1"/>
    </style:style>
    <style:style style:name="T15" style:family="text">
      <style:text-properties style:font-name="Tahoma" fo:font-size="7pt" style:font-size-asian="7pt" style:font-name-complex="Tahoma1"/>
    </style:style>
    <style:style style:name="T16" style:family="text">
      <style:text-properties style:font-name="Tahoma" fo:font-size="5pt" style:font-size-asian="5pt" style:font-name-complex="Tahoma1"/>
    </style:style>
    <style:style style:name="T17" style:family="text">
      <style:text-properties fo:color="#000080" style:font-name="Tahoma" style:font-name-complex="Tahoma1"/>
    </style:style>
    <style:style style:name="T18" style:family="text">
      <style:text-properties fo:text-transform="uppercase" fo:color="#000000" style:font-name="Tahoma" fo:font-style="normal" style:text-underline-style="solid" style:text-underline-width="auto" style:text-underline-color="font-color" fo:font-weight="normal" style:font-style-asian="normal" style:font-weight-asian="normal" style:font-name-complex="Tahoma1"/>
    </style:style>
    <style:style style:name="T19" style:family="text">
      <style:text-properties fo:text-transform="uppercase" fo:color="#000000" style:font-name="Tahoma" fo:font-style="normal" style:text-underline-style="solid" style:text-underline-width="auto" style:text-underline-color="font-color" fo:font-weight="normal" style:font-name-asian="Tahoma1" style:font-style-asian="normal" style:font-weight-asian="normal" style:font-name-complex="Tahoma1"/>
    </style:style>
    <style:style style:name="T20" style:family="text">
      <style:text-properties fo:text-transform="uppercase" fo:color="#000000" style:font-name="Tahoma" fo:font-style="italic" style:text-underline-style="solid" style:text-underline-width="auto" style:text-underline-color="font-color" fo:font-weight="bold" style:font-style-asian="italic" style:font-weight-asian="bold" style:font-name-complex="Tahoma1"/>
    </style:style>
    <style:style style:name="T21" style:family="text">
      <style:text-properties fo:font-size="10pt" style:font-size-asian="10pt"/>
    </style:style>
    <style:style style:name="T22" style:family="text">
      <style:text-properties fo:font-size="10pt" style:font-name-asian="Arial1" style:font-size-asian="10pt"/>
    </style:style>
    <style:style style:name="T23" style:family="text">
      <style:text-properties fo:font-size="10pt" fo:language="en" fo:country="US" style:font-size-asian="10pt"/>
    </style:style>
    <style:style style:name="T24" style:family="text">
      <style:text-properties fo:color="#00000a"/>
    </style:style>
    <style:style style:name="T25" style:family="text">
      <style:text-properties fo:color="#00000a" style:font-name-asian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8"/>
      <text:list xml:id="list5084730233881273645" text:style-name="WWNum2">
        <text:list-item>
          <text:h text:style-name="P17" text:outline-level="6"><text:span text:style-name="T1">Objetivo:</text:span><text:span text:style-name="T2"> </text:span><text:span text:style-name="T1">Analista</text:span><text:span text:style-name="T2"> </text:span><text:span text:style-name="T1">de</text:span><text:span text:style-name="T2"> </text:span><text:span text:style-name="T1">Sistemas</text:span><text:span text:style-name="T2"> <text:s/></text:span></text:h>
        </text:list-item>
      </text:list>
      <text:list xml:id="list4944134484957778373" text:style-name="Outline">
        <text:list-item>
          <text:list>
            <text:list-item>
              <text:list>
                <text:list-item>
                  <text:h text:style-name="P8" text:outline-level="3"/>
                </text:list-item>
              </text:list>
            </text:list-item>
          </text:list>
        </text:list-item>
      </text:list>
      <text:p text:style-name="P3">CURRICULUM VITAE</text:p>
      <text:p text:style-name="P2">Marcos da Rocha Pires </text:p>
      <text:p text:style-name="P2">Brasileiro, casado </text:p>
      <text:p text:style-name="P2">Parque Boturussu - São Paulo </text:p>
      <text:p text:style-name="P2">(11) 994-131-926 </text:p>
      <text:p text:style-name="P2">mrpiresm@gmail.com </text:p>
      <text:p text:style-name="P2">piresm@hotmail.com</text:p>
      <text:p text:style-name="P1"/>
      <text:p text:style-name="P1"/>
      <text:h text:style-name="P7" text:outline-level="2"><text:span text:style-name="T18">Formação</text:span><text:span text:style-name="T19"> </text:span><text:span text:style-name="T18">Acadêmica</text:span></text:h>
      <text:list xml:id="list30714268" text:continue-numbering="true" text:style-name="Outline">
        <text:list-item>
          <text:list>
            <text:list-item>
              <text:list>
                <text:list-item>
                  <text:h text:style-name="P13" text:outline-level="3"><text:span text:style-name="T5"><text:s/></text:span></text:h>
                </text:list-item>
                <text:list-item>
                  <text:h text:style-name="P14" text:outline-level="3"/>
                </text:list-item>
                <text:list-item>
                  <text:h text:style-name="P13" text:outline-level="3"><text:span text:style-name="T5">Sistema</text:span><text:span text:style-name="T6"> </text:span><text:span text:style-name="T5">de</text:span><text:span text:style-name="T6"> </text:span><text:span text:style-name="T5">Informação</text:span><text:span text:style-name="T6"> </text:span></text:h>
                </text:list-item>
              </text:list>
            </text:list-item>
          </text:list>
        </text:list-item>
      </text:list>
      <text:p text:style-name="Standard"><text:span text:style-name="T5"><text:tab/>Centro</text:span><text:span text:style-name="T6"> </text:span><text:span text:style-name="T5">Superior</text:span><text:span text:style-name="T6"> </text:span><text:span text:style-name="T5">de</text:span><text:span text:style-name="T6"> </text:span><text:span text:style-name="T5">Educação</text:span><text:span text:style-name="T6"> </text:span><text:span text:style-name="T5">Tecnológica</text:span><text:span text:style-name="T6"> </text:span><text:span text:style-name="T5">Carlos</text:span><text:span text:style-name="T6"> </text:span><text:span text:style-name="T5">Drummond</text:span><text:span text:style-name="T6"> </text:span><text:span text:style-name="T5">de</text:span><text:span text:style-name="T6"> </text:span><text:span text:style-name="T5">Andrade (Fevereiro 2005)</text:span></text:p>
      <text:p text:style-name="P19"/>
      <text:list xml:id="list30715082" text:continue-numbering="true" text:style-name="Outline">
        <text:list-item>
          <text:list>
            <text:list-item>
              <text:list>
                <text:list-item>
                  <text:h text:style-name="P15" text:outline-level="3"/>
                </text:list-item>
              </text:list>
            </text:list-item>
          </text:list>
        </text:list-item>
      </text:list>
      <text:list xml:id="list3716820372232530188" text:style-name="WWNum5">
        <text:list-item>
          <text:h text:style-name="P5" text:outline-level="2"><text:span text:style-name="T18">Experiência</text:span><text:span text:style-name="T19"> </text:span><text:span text:style-name="T18">Profissional</text:span></text:h>
        </text:list-item>
        <text:list-item>
          <text:h text:style-name="P9" text:outline-level="3"/>
        </text:list-item>
      </text:list>
      <text:list xml:id="list30718609" text:continue-list="list30715082" text:style-name="Outline">
        <text:list-item>
          <text:list>
            <text:list-item>
              <text:list>
                <text:list-item>
                  <text:h text:style-name="Heading_20_3" text:outline-level="3"><text:span text:style-name="T5">TEL Telecomunicações LTDA</text:span></text:h>
                </text:list-item>
              </text:list>
            </text:list-item>
          </text:list>
        </text:list-item>
      </text:list>
      <text:p text:style-name="Standard"><text:span text:style-name="T5">Analista de Desenvolvimento de Sistemas – 04/2020 a 01/2021</text:span></text:p>
      <text:list xml:id="list30743993" text:continue-numbering="true" text:style-name="Outline">
        <text:list-item>
          <text:list>
            <text:list-item>
              <text:list>
                <text:list-item>
                  <text:h text:style-name="P10" text:outline-level="3"/>
                </text:list-item>
                <text:list-item>
                  <text:h text:style-name="Heading_20_3" text:outline-level="3"><text:span text:style-name="T5">Atento</text:span><text:span text:style-name="T6"> </text:span><text:span text:style-name="T5">Brasil</text:span><text:span text:style-name="T6"> </text:span><text:span text:style-name="T5">S/A</text:span></text:h>
                </text:list-item>
              </text:list>
            </text:list-item>
          </text:list>
        </text:list-item>
      </text:list>
      <text:p text:style-name="Standard"><text:span text:style-name="T5">Técnico em Telecomunicação – 08/2016 a 03/2020</text:span></text:p>
      <text:p text:style-name="Standard"/>
      <text:list xml:id="list3074240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5">ISS Word System</text:span></text:h>
                </text:list-item>
              </text:list>
            </text:list-item>
          </text:list>
        </text:list-item>
      </text:list>
      <text:p text:style-name="Standard"><text:span text:style-name="T5">Técnico em Telecomunicação – 07/2012 a 07/2016</text:span></text:p>
      <text:list xml:id="list30713430" text:continue-numbering="true" text:style-name="Outline">
        <text:list-item>
          <text:list>
            <text:list-item>
              <text:list>
                <text:list-item>
                  <text:h text:style-name="P10" text:outline-level="3"/>
                </text:list-item>
                <text:list-item>
                  <text:h text:style-name="Heading_20_3" text:outline-level="3"><text:span text:style-name="T5">Atento</text:span><text:span text:style-name="T6"> </text:span><text:span text:style-name="T5">Brasil</text:span><text:span text:style-name="T6"> </text:span><text:span text:style-name="T5">S/A</text:span></text:h>
                </text:list-item>
              </text:list>
            </text:list-item>
          </text:list>
        </text:list-item>
      </text:list>
      <text:p text:style-name="Standard"><text:span text:style-name="T5">Técnico</text:span><text:span text:style-name="T6"> </text:span><text:span text:style-name="T5">Suporte</text:span><text:span text:style-name="T6"> – </text:span><text:span text:style-name="T5">11/2008</text:span><text:span text:style-name="T6"> </text:span><text:span text:style-name="T5">a</text:span><text:span text:style-name="T6"> 06/2012</text:span></text:p>
      <text:list xml:id="list30741377" text:continue-numbering="true" text:style-name="Outline">
        <text:list-item>
          <text:list>
            <text:list-item>
              <text:list>
                <text:list-item>
                  <text:h text:style-name="P10" text:outline-level="3"/>
                </text:list-item>
                <text:list-item>
                  <text:h text:style-name="Heading_20_3" text:outline-level="3"><text:span text:style-name="T5">Cooperanexo<text:tab/><text:tab/><text:tab/><text:tab/><text:tab/><text:tab/><text:tab/><text:tab/></text:span></text:h>
                </text:list-item>
              </text:list>
            </text:list-item>
          </text:list>
        </text:list-item>
      </text:list>
      <text:p text:style-name="Standard"><text:span text:style-name="T21">(Cooperativa</text:span><text:span text:style-name="T22"> </text:span><text:span text:style-name="T21">de</text:span><text:span text:style-name="T22"> </text:span><text:span text:style-name="T21">Serviços</text:span><text:span text:style-name="T22"> </text:span><text:span text:style-name="T21">em</text:span><text:span text:style-name="T22"> </text:span><text:span text:style-name="T21">Informática</text:span><text:span text:style-name="T22"> </text:span><text:span text:style-name="T21">e</text:span><text:span text:style-name="T22"> </text:span><text:span text:style-name="T21">Infraestrutura</text:span><text:span text:style-name="T22"> </text:span><text:span text:style-name="T21">Empresarial)</text:span><text:span text:style-name="T22"> </text:span><text:span text:style-name="T21">-</text:span><text:span text:style-name="T22"> </text:span><text:span text:style-name="T21">09/2004</text:span><text:span text:style-name="T22"> – </text:span><text:span text:style-name="T21">05/2006</text:span></text:p>
      <text:p text:style-name="Standard"><text:span text:style-name="T21">Analista</text:span><text:span text:style-name="T22"> </text:span><text:span text:style-name="T21">de</text:span><text:span text:style-name="T22"> </text:span><text:span text:style-name="T21">Suporte</text:span><text:span text:style-name="T22"> </text:span><text:span text:style-name="T21">Técnico</text:span></text:p>
      <text:p text:style-name="P24"/>
      <text:list xml:id="list8827783823699410097" text:style-name="WWNum7">
        <text:list-item>
          <text:h text:style-name="P11" text:outline-level="3"><text:span text:style-name="T21">Interconnection</text:span><text:span text:style-name="T22"> </text:span><text:span text:style-name="T21">Com.</text:span><text:span text:style-name="T22"> </text:span><text:span text:style-name="T23">Ltda<text:tab/><text:tab/><text:tab/><text:tab/><text:tab/><text:tab/>-</text:span></text:h>
        </text:list-item>
      </text:list>
      <text:p text:style-name="Standard"><text:span text:style-name="T21">Suporte</text:span><text:span text:style-name="T22"> </text:span><text:span text:style-name="T21">Técnico<text:tab/></text:span><text:span text:style-name="T22"> </text:span><text:span text:style-name="T21">09/2004</text:span><text:span text:style-name="T22"> </text:span><text:span text:style-name="T21">-</text:span><text:span text:style-name="T22"> </text:span><text:span text:style-name="T21">03/2005</text:span></text:p>
      <text:list xml:id="list30741631" text:continue-list="list30741377" text:style-name="Outline">
        <text:list-item>
          <text:list>
            <text:list-item>
              <text:list>
                <text:list-item>
                  <text:h text:style-name="P10" text:outline-level="3"/>
                </text:list-item>
                <text:list-item>
                  <text:h text:style-name="Heading_20_3" text:outline-level="3"><text:span text:style-name="T5">A.</text:span><text:span text:style-name="T6"> </text:span><text:span text:style-name="T5">Carnevalli</text:span><text:span text:style-name="T6"> </text:span><text:span text:style-name="T5">&amp;</text:span><text:span text:style-name="T6"> </text:span><text:span text:style-name="T5">Cia</text:span><text:span text:style-name="T6"> </text:span><text:span text:style-name="T5">Ltda.</text:span></text:h>
                </text:list-item>
              </text:list>
            </text:list-item>
          </text:list>
        </text:list-item>
      </text:list>
      <text:p text:style-name="P26"><text:span text:style-name="T21">Analista</text:span><text:span text:style-name="T22"> </text:span><text:span text:style-name="T21">Suporte</text:span><text:span text:style-name="T22"> </text:span><text:span text:style-name="T21">Técnico</text:span><text:span text:style-name="T22"> </text:span><text:span text:style-name="T21">-</text:span><text:span text:style-name="T22"> </text:span><text:span text:style-name="T21">11/2003</text:span><text:span text:style-name="T22"> </text:span><text:span text:style-name="T21">a</text:span><text:span text:style-name="T22"> </text:span><text:span text:style-name="T21">02/2004</text:span></text:p>
      <text:p text:style-name="P27"/>
      <text:list xml:id="list3071790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21">Banco</text:span><text:span text:style-name="T22"> </text:span><text:span text:style-name="T21">Bandeirantes<text:tab/><text:tab/><text:tab/><text:tab/><text:tab/><text:tab/><text:tab/></text:span></text:h>
                </text:list-item>
                <text:list-item>
                  <text:h text:style-name="Heading_20_3" text:outline-level="3"><text:span text:style-name="T7">Técnico</text:span><text:span text:style-name="T8"> </text:span><text:span text:style-name="T7">em</text:span><text:span text:style-name="T8"> </text:span><text:span text:style-name="T7">Teleprocessamento</text:span><text:span text:style-name="T8"> </text:span><text:span text:style-name="T7">-</text:span><text:span text:style-name="T8"> </text:span><text:span text:style-name="T7">02/1990</text:span><text:span text:style-name="T8"> </text:span><text:span text:style-name="T7">a</text:span><text:span text:style-name="T8"> </text:span><text:span text:style-name="T7">09/2001</text:span></text:h>
                </text:list-item>
                <text:list-item>
                  <text:h text:style-name="P12" text:outline-level="3"/>
                </text:list-item>
              </text:list>
            </text:list-item>
          </text:list>
        </text:list-item>
      </text:list>
      <text:h text:style-name="P6" text:outline-level="2"/>
      <text:h text:style-name="P4" text:outline-level="2"><text:span text:style-name="T18">Cursos</text:span><text:span text:style-name="T19"> </text:span><text:span text:style-name="T18">de</text:span><text:span text:style-name="T19"> </text:span><text:span text:style-name="T18">Aperfeiçoamento</text:span></text:h>
      <text:p text:style-name="P21"/>
      <text:p text:style-name="P29"/>
      <text:p text:style-name="P28"><text:span text:style-name="T5">Hacking Kali_Linux Nmap e Metasploit – Udemy (Julho 2021)</text:span></text:p>
      <text:p text:style-name="P28"><text:span text:style-name="T5">Programação Python + AWS básico c/Python + Automação Cisco c/Python - Udemy (Junho 2021)</text:span></text:p>
      <text:p text:style-name="P28"><text:span text:style-name="T5">ITIL 4 – Green Treinamentos (Janeiro 2020)</text:span></text:p>
      <text:p text:style-name="P28"><text:span text:style-name="T5">ITIL v3 – Fundação Bradesco (Outubro 2015)</text:span></text:p>
      <text:p text:style-name="P28"><text:span text:style-name="T5">Administração de Sistemas LINUX – LPI 101 – Green Treinamentos (Julho 2014)</text:span></text:p>
      <text:p text:style-name="P28"><text:span text:style-name="T5">Administração de Redes LINUX – LPI 102 – Green Treinamentos (Julho 2014)</text:span></text:p>
      <text:p text:style-name="P28"><text:span text:style-name="T5">Administração de Sistemas LINUX – LPI 201 – Green Treinamentos (Agosto 2014)</text:span></text:p>
      <text:p text:style-name="P28"><text:span text:style-name="T5">Administração de Redes LINUX LPI 202 –– Green Treinamentos (Agosto 2014)</text:span></text:p>
      <text:p text:style-name="P28"><text:span text:style-name="T5">FIREWALL - Segurança em Linux – Green Treinamentos (Setembro 2014)</text:span></text:p>
      <text:p text:style-name="P28"><text:span text:style-name="T5">SAMBA - Compartilhamento recursos no LINUX – Green Treinamentos (Outubro 2014)</text:span></text:p>
      <text:p text:style-name="P28"><text:span text:style-name="T5">SO</text:span><text:span text:style-name="T6"> </text:span><text:span text:style-name="T5">e</text:span><text:span text:style-name="T6"> </text:span><text:span text:style-name="T5">Rede</text:span><text:span text:style-name="T6"> </text:span><text:span text:style-name="T5">MS</text:span><text:span text:style-name="T6"> </text:span><text:span text:style-name="T5">Windows</text:span><text:span text:style-name="T6"> </text:span><text:span text:style-name="T5">2000</text:span><text:span text:style-name="T6"> – </text:span><text:span text:style-name="T9">Impacta</text:span><text:span text:style-name="T10"> </text:span><text:span text:style-name="T9">Tecnologia (2001)</text:span></text:p>
      <text:p text:style-name="P28"><text:span text:style-name="T5">Suporte</text:span><text:span text:style-name="T6"> </text:span><text:span text:style-name="T5">e</text:span><text:span text:style-name="T6"> </text:span><text:span text:style-name="T5">Segurança</text:span><text:span text:style-name="T6"> </text:span><text:span text:style-name="T5">Windows</text:span><text:span text:style-name="T6"> </text:span><text:span text:style-name="T5">2000</text:span><text:span text:style-name="T6"> – </text:span><text:span text:style-name="T9">Impacta</text:span><text:span text:style-name="T10"> </text:span><text:span text:style-name="T9">Tecnologia ( 2002 )</text:span></text:p>
      <text:p text:style-name="P28"><text:span text:style-name="T5">Unix</text:span><text:span text:style-name="T6"> </text:span><text:span text:style-name="T5">SCO</text:span><text:span text:style-name="T6"> – </text:span><text:span text:style-name="T9">Banco</text:span><text:span text:style-name="T10"> </text:span><text:span text:style-name="T9">Bandeirantes ( 1997 )</text:span></text:p>
      <text:p text:style-name="P28"><text:soft-page-break/><text:span text:style-name="T5">Cabeamento</text:span><text:span text:style-name="T6"> </text:span><text:span text:style-name="T5">Estruturado</text:span><text:span text:style-name="T6"> – </text:span><text:span text:style-name="T9">Banco</text:span><text:span text:style-name="T10"> </text:span><text:span text:style-name="T9">Bandeirantes</text:span></text:p>
      <text:p text:style-name="P28"><text:span text:style-name="T5">Hardware</text:span><text:span text:style-name="T6"> </text:span><text:span text:style-name="T5">de</text:span><text:span text:style-name="T6"> </text:span><text:span text:style-name="T5">Servidores</text:span><text:span text:style-name="T6"> – </text:span><text:span text:style-name="T9">Banco</text:span><text:span text:style-name="T10"> </text:span><text:span text:style-name="T9">Bandeirantes</text:span></text:p>
      <text:p text:style-name="P25"/>
      <text:p text:style-name="P19"/>
      <text:p text:style-name="Standard"><text:span text:style-name="T14">IDIOMAS</text:span></text:p>
      <text:p text:style-name="P22"/>
      <text:p text:style-name="P30"><text:span text:style-name="T5">Inglês</text:span><text:span text:style-name="T6"> </text:span><text:span text:style-name="T5">básico</text:span></text:p>
      <text:p text:style-name="P31"/>
      <text:p text:style-name="P32"/>
      <text:p text:style-name="P32"/>
      <text:p text:style-name="P30"><text:span text:style-name="T20">Qualificações</text:span></text:p>
      <text:p text:style-name="P33"/>
      <text:p text:style-name="P35"><text:bookmark text:name="Bookmark"/><text:span text:style-name="T6">Interagindo com equipes de configuração, pós-vendas e sistema para entrega de pedidos clientes governamentais.</text:span></text:p>
      <text:p text:style-name="P35"><text:span text:style-name="T6">Processando e Certificando dados encaminhados para aceite do órgão governamental, abrindo chamado sistêmico quando detectado algum problema.</text:span></text:p>
      <text:p text:style-name="P35"><text:span text:style-name="T6">Interagindo com área técnica (configuração) para acerto e ou correção quando órgão governamental questiona divergência no pedido entregue.</text:span></text:p>
      <text:p text:style-name="P33"/>
      <text:p text:style-name="P35"><text:span text:style-name="T6">Transferido para a ilha LPCD (VPK) atendimento e suporte às Operadoras (Embratel, Intelig, Primesys, OI e etc.) de Telefonia, minha função: atender à solicitação de reparo/teste das LP's que estão com defeito (Interrompida, Queda de conexão, Taxando erro ), realizando uma verificação completa na Rota da rede DETERMINISTICA em Links, 128K, 256K e 1024K, acima destas velocidades, 2MB por exemplo, verificado estado do modem, Rota da rede DETERMINISTICA se OK, verificação de manutenção corretiva na rede.</text:span></text:p>
      <text:p text:style-name="P35"><text:span text:style-name="T6">Solicitação de reparo externo quando necessário e ou em casos de Links de 2MB solicitado à responsável verificar rota do E1 se existe algum alarme nos equipamentos SDH.</text:span></text:p>
      <text:p text:style-name="P35"><text:span text:style-name="T6">Abaixo de 2MB, verificação completa da rota DETERMINISTICA, otimizando esta rota quando necessário, quando existência de atendimento de transmissão (TX) acionar o técnico. Responsável para averiguar equipamentos internos e fechamento de LOOP para verificação de taxa de erro.</text:span></text:p>
      <text:p text:style-name="P33"/>
      <text:p text:style-name="P35"><text:span text:style-name="T6">Até 20/12/11 na </text:span><text:span text:style-name="T5">ilha</text:span><text:span text:style-name="T6"> </text:span><text:span text:style-name="T5">GPON (</text:span><text:span text:style-name="T24">Gigabit-capable</text:span><text:span text:style-name="T25"> </text:span><text:span text:style-name="T24">Passive</text:span><text:span text:style-name="T25"> </text:span><text:span text:style-name="T24">Optical</text:span><text:span text:style-name="T25"> </text:span><text:span text:style-name="T24">Network</text:span><text:span text:style-name="T5">)</text:span><text:span text:style-name="T6"> </text:span><text:span text:style-name="T5">exercendo</text:span><text:span text:style-name="T6"> </text:span><text:span text:style-name="T5">a</text:span><text:span text:style-name="T6"> </text:span><text:span text:style-name="T5">função</text:span><text:span text:style-name="T6"> </text:span><text:span text:style-name="T5">de</text:span><text:span text:style-name="T6"> </text:span><text:span text:style-name="T5">BackOffice.</text:span></text:p>
      <text:p text:style-name="P35"><text:span text:style-name="T5">Suporte</text:span><text:span text:style-name="T6"> </text:span><text:span text:style-name="T5">a</text:span><text:span text:style-name="T6"> </text:span><text:span text:style-name="T5">clientes</text:span><text:span text:style-name="T6"> Fibra Banda Larga </text:span><text:span text:style-name="T5">e</text:span><text:span text:style-name="T6"> </text:span><text:span text:style-name="T5">TV</text:span><text:span text:style-name="T6"> </text:span><text:span text:style-name="T5">por</text:span><text:span text:style-name="T6"> </text:span><text:span text:style-name="T5">Fibra</text:span><text:span text:style-name="T6"> </text:span><text:span text:style-name="T5">Óptica (IPTV</text:span><text:span text:style-name="T6">)</text:span><text:span text:style-name="T5"> suporte</text:span><text:span text:style-name="T6"> </text:span><text:span text:style-name="T5">a</text:span><text:span text:style-name="T6"> </text:span><text:span text:style-name="T5">roteador</text:span><text:span text:style-name="T6"> </text:span><text:span text:style-name="T5">D-Link</text:span><text:span text:style-name="T6"> </text:span><text:span text:style-name="T5">e</text:span><text:span text:style-name="T6"> </text:span><text:span text:style-name="T5">Pirelli,</text:span><text:span text:style-name="T6"> </text:span><text:span text:style-name="T5">configuração</text:span><text:span text:style-name="T6"> </text:span><text:span text:style-name="T5">completa</text:span><text:span text:style-name="T6"> </text:span><text:span text:style-name="T5">para</text:span><text:span text:style-name="T6"> </text:span><text:span text:style-name="T5">acesso</text:span><text:span text:style-name="T6"> </text:span><text:span text:style-name="T5">à</text:span><text:span text:style-name="T6"> </text:span><text:span text:style-name="T5">Internet</text:span><text:span text:style-name="T6"> </text:span><text:span text:style-name="T5">com</text:span><text:span text:style-name="T6"> </text:span><text:span text:style-name="T5">protocolo</text:span><text:span text:style-name="T6"> </text:span><text:span text:style-name="T5">PPPOE,</text:span><text:span text:style-name="T6"> </text:span><text:span text:style-name="T5">senha</text:span><text:span text:style-name="T6"> </text:span><text:span text:style-name="T5">para</text:span><text:span text:style-name="T6"> </text:span><text:span text:style-name="T5">acesso</text:span><text:span text:style-name="T6"> </text:span><text:span text:style-name="T5">ao</text:span><text:span text:style-name="T6"> </text:span><text:span text:style-name="T5">do</text:span><text:span text:style-name="T6"> </text:span><text:span text:style-name="T5">WI-FI</text:span><text:span text:style-name="T6"> </text:span><text:span text:style-name="T5">roteador,</text:span><text:span text:style-name="T6"> </text:span><text:span text:style-name="T5">configuração</text:span><text:span text:style-name="T6"> </text:span><text:span text:style-name="T5">do</text:span><text:span text:style-name="T6"> </text:span><text:span text:style-name="T5">Set</text:span><text:span text:style-name="T6"> </text:span><text:span text:style-name="T5">Top</text:span><text:span text:style-name="T6"> </text:span><text:span text:style-name="T5">Box</text:span><text:span text:style-name="T6"> </text:span><text:span text:style-name="T5">(decoder</text:span><text:span text:style-name="T6"> </text:span><text:span text:style-name="T5">para</text:span><text:span text:style-name="T6"> </text:span><text:span text:style-name="T5">TV),</text:span><text:span text:style-name="T6"> </text:span><text:span text:style-name="T5">procedimentos</text:span><text:span text:style-name="T6"> </text:span><text:span text:style-name="T5">básicos</text:span><text:span text:style-name="T6"> </text:span><text:span text:style-name="T5">para</text:span><text:span text:style-name="T6"> </text:span><text:span text:style-name="T5">detectar</text:span><text:span text:style-name="T6"> </text:span><text:span text:style-name="T5">possível</text:span><text:span text:style-name="T6"> </text:span><text:span text:style-name="T5">defeito</text:span><text:span text:style-name="T6"> </text:span><text:span text:style-name="T5">em</text:span><text:span text:style-name="T6"> </text:span><text:span text:style-name="T5">equipamentos</text:span><text:span text:style-name="T6"> </text:span><text:span text:style-name="T5">Telefônica,</text:span><text:span text:style-name="T6"> </text:span><text:span text:style-name="T5">teste</text:span><text:span text:style-name="T6"> </text:span><text:span text:style-name="T5">de</text:span><text:span text:style-name="T6"> </text:span><text:span text:style-name="T5">velocidade</text:span><text:span text:style-name="T6"> da fibra</text:span><text:span text:style-name="T5">,</text:span><text:span text:style-name="T6"> </text:span><text:span text:style-name="T5">detectar</text:span><text:span text:style-name="T6"> </text:span><text:span text:style-name="T5">e</text:span><text:span text:style-name="T6"> </text:span><text:span text:style-name="T5">averiguar</text:span><text:span text:style-name="T6"> </text:span><text:span text:style-name="T5">se</text:span><text:span text:style-name="T6"> </text:span><text:span text:style-name="T5">canal</text:span><text:span text:style-name="T6"> </text:span><text:span text:style-name="T5">da</text:span><text:span text:style-name="T6"> </text:span><text:span text:style-name="T5">TV</text:span><text:span text:style-name="T6"> </text:span><text:span text:style-name="T5">está</text:span><text:span text:style-name="T6"> </text:span><text:span text:style-name="T5">com</text:span><text:span text:style-name="T6"> </text:span><text:span text:style-name="T5">travamento</text:span><text:span text:style-name="T6"> </text:span><text:span text:style-name="T5">de</text:span><text:span text:style-name="T6"> </text:span><text:span text:style-name="T5">imagens</text:span><text:span text:style-name="T6"> </text:span><text:span text:style-name="T5">e</text:span><text:span text:style-name="T6"> </text:span><text:span text:style-name="T5">ou</text:span><text:span text:style-name="T6"> </text:span><text:span text:style-name="T5">som</text:span><text:span text:style-name="T6"> </text:span><text:span text:style-name="T5">está</text:span><text:span text:style-name="T6"> </text:span><text:span text:style-name="T5">fora</text:span><text:span text:style-name="T6"> </text:span><text:span text:style-name="T5">de</text:span><text:span text:style-name="T6"> </text:span><text:span text:style-name="T5">sincronismo</text:span><text:span text:style-name="T6"> </text:span><text:span text:style-name="T5">em</text:span><text:span text:style-name="T6"> </text:span><text:span text:style-name="T5">relação</text:span><text:span text:style-name="T6"> </text:span><text:span text:style-name="T5">à</text:span><text:span text:style-name="T6"> </text:span><text:span text:style-name="T5">transmissão.</text:span></text:p>
      <text:p text:style-name="P35"><text:span text:style-name="T5">Suporte</text:span><text:span text:style-name="T6"> </text:span><text:span text:style-name="T5">para</text:span><text:span text:style-name="T6"> </text:span><text:span text:style-name="T5">cliente</text:span><text:span text:style-name="T6"> </text:span><text:span text:style-name="T5">Superpremium,</text:span><text:span text:style-name="T6"> </text:span><text:span text:style-name="T5">com</text:span><text:span text:style-name="T6"> </text:span><text:span text:style-name="T5">acesso</text:span><text:span text:style-name="T6"> </text:span><text:span text:style-name="T5">ao</text:span><text:span text:style-name="T6"> </text:span><text:span text:style-name="T5">speedy,</text:span><text:span text:style-name="T6"> </text:span><text:span text:style-name="T5">orientando</text:span><text:span text:style-name="T6"> </text:span><text:span text:style-name="T5">a</text:span><text:span text:style-name="T6"> </text:span><text:span text:style-name="T5">criar</text:span><text:span text:style-name="T6"> </text:span><text:span text:style-name="T5">nova</text:span><text:span text:style-name="T6"> </text:span><text:span text:style-name="T5">conexão</text:span><text:span text:style-name="T6"> </text:span><text:span text:style-name="T5">ou</text:span><text:span text:style-name="T6"> </text:span><text:span text:style-name="T5">criando</text:span><text:span text:style-name="T6"> </text:span><text:span text:style-name="T5">conexão</text:span><text:span text:style-name="T6"> </text:span><text:span text:style-name="T5">para</text:span><text:span text:style-name="T6"> </text:span><text:span text:style-name="T5">acesso</text:span><text:span text:style-name="T6"> </text:span><text:span text:style-name="T5">ao</text:span><text:span text:style-name="T6"> </text:span><text:span text:style-name="T5">speedy</text:span><text:span text:style-name="T6"> </text:span><text:span text:style-name="T5">no</text:span><text:span text:style-name="T6"> </text:span><text:span text:style-name="T5">Windows-XP</text:span><text:span text:style-name="T6"> </text:span><text:span text:style-name="T5">/</text:span><text:span text:style-name="T6"> </text:span><text:span text:style-name="T5">Vista /</text:span><text:span text:style-name="T6"> </text:span><text:span text:style-name="T5">Seven</text:span><text:span text:style-name="T6"> </text:span><text:span text:style-name="T5">e</text:span><text:span text:style-name="T6"> </text:span><text:span text:style-name="T5">em</text:span><text:span text:style-name="T6"> </text:span><text:span text:style-name="T5">alguns</text:span><text:span text:style-name="T6"> </text:span><text:span text:style-name="T5">casos</text:span><text:span text:style-name="T6"> </text:span><text:span text:style-name="T5">no</text:span><text:span text:style-name="T6"> </text:span><text:span text:style-name="T5">SO</text:span><text:span text:style-name="T6"> </text:span><text:span text:style-name="T5">Linux.</text:span></text:p>
      <text:p text:style-name="P35"><text:span text:style-name="T5">Quando</text:span><text:span text:style-name="T6"> </text:span><text:span text:style-name="T5">técnico</text:span><text:span text:style-name="T6"> </text:span><text:span text:style-name="T5">do</text:span><text:span text:style-name="T6"> </text:span><text:span text:style-name="T5">cliente</text:span><text:span text:style-name="T6"> </text:span><text:span text:style-name="T5">e</text:span><text:span text:style-name="T6"> </text:span><text:span text:style-name="T5">ou</text:span><text:span text:style-name="T6"> </text:span><text:span text:style-name="T5">o</text:span><text:span text:style-name="T6"> </text:span><text:span text:style-name="T5">próprio</text:span><text:span text:style-name="T6"> </text:span><text:span text:style-name="T5">cliente</text:span><text:span text:style-name="T6"> </text:span><text:span text:style-name="T5">solicita</text:span><text:span text:style-name="T6"> </text:span><text:span text:style-name="T5">apoio</text:span><text:span text:style-name="T6"> </text:span><text:span text:style-name="T5">para</text:span><text:span text:style-name="T6"> </text:span><text:span text:style-name="T5">conexão</text:span><text:span text:style-name="T6"> </text:span><text:span text:style-name="T5">com</text:span><text:span text:style-name="T6"> </text:span><text:span text:style-name="T5">roteador.</text:span></text:p>
      <text:p text:style-name="P35"><text:span text:style-name="T5">Tirando</text:span><text:span text:style-name="T6"> </text:span><text:span text:style-name="T5">dúvidas</text:span><text:span text:style-name="T6"> </text:span><text:span text:style-name="T5">com</text:span><text:span text:style-name="T6"> </text:span><text:span text:style-name="T5">relação</text:span><text:span text:style-name="T6"> </text:span><text:span text:style-name="T5">acesso</text:span><text:span text:style-name="T6"> </text:span><text:span text:style-name="T5">speedy,</text:span><text:span text:style-name="T6"> </text:span><text:span text:style-name="T5">ativando</text:span><text:span text:style-name="T6"> </text:span><text:span text:style-name="T5">placa</text:span><text:span text:style-name="T6"> </text:span><text:span text:style-name="T5">de</text:span><text:span text:style-name="T6"> </text:span><text:span text:style-name="T5">rede (Erro</text:span><text:span text:style-name="T6"> </text:span><text:span text:style-name="T5">769),</text:span><text:span text:style-name="T6"> </text:span><text:span text:style-name="T5">orientando </text:span><text:span text:style-name="T6">a </text:span><text:span text:style-name="T5">contatar</text:span><text:span text:style-name="T6"> </text:span><text:span text:style-name="T5">o</text:span><text:span text:style-name="T6"> </text:span><text:span text:style-name="T5">provedor</text:span><text:span text:style-name="T6"> </text:span><text:span text:style-name="T5">quando</text:span><text:span text:style-name="T6"> </text:span><text:span text:style-name="T5">se</text:span><text:span text:style-name="T6"> </text:span><text:span text:style-name="T5">faz</text:span><text:span text:style-name="T6"> </text:span><text:span text:style-name="T5">necessário,</text:span><text:span text:style-name="T6"> </text:span><text:span text:style-name="T5">orientando</text:span><text:span text:style-name="T6"> </text:span><text:span text:style-name="T5">a</text:span><text:span text:style-name="T6"> </text:span><text:span text:style-name="T5">apagar</text:span><text:span text:style-name="T6"> </text:span><text:span text:style-name="T5">cookies</text:span><text:span text:style-name="T6"> </text:span><text:span text:style-name="T5">e</text:span><text:span text:style-name="T6"> </text:span><text:span text:style-name="T5">arquivos</text:span><text:span text:style-name="T6"> </text:span><text:span text:style-name="T5">temporários</text:span><text:span text:style-name="T6"> </text:span><text:span text:style-name="T5">principalmente</text:span><text:span text:style-name="T6"> </text:span><text:span text:style-name="T5">no</text:span><text:span text:style-name="T6"> </text:span><text:span text:style-name="T5">XP</text:span><text:span text:style-name="T6"> </text:span><text:span text:style-name="T5">ou</text:span><text:span text:style-name="T6"> </text:span><text:span text:style-name="T5">Vista.</text:span></text:p>
      <text:p text:style-name="P35"><text:span text:style-name="T5">Adequando</text:span><text:span text:style-name="T6"> </text:span><text:span text:style-name="T5">perfil</text:span><text:span text:style-name="T6"> </text:span><text:span text:style-name="T5">do</text:span><text:span text:style-name="T6"> </text:span><text:span text:style-name="T5">cliente</text:span><text:span text:style-name="T6"> </text:span><text:span text:style-name="T5">em</text:span><text:span text:style-name="T6"> </text:span><text:span text:style-name="T5">relação</text:span><text:span text:style-name="T6"> </text:span><text:span text:style-name="T5">à</text:span><text:span text:style-name="T6"> </text:span><text:span text:style-name="T5">qualidade</text:span><text:span text:style-name="T6"> </text:span><text:span text:style-name="T5">do</text:span><text:span text:style-name="T6"> </text:span><text:span text:style-name="T5">sinal</text:span><text:span text:style-name="T6"> </text:span><text:span text:style-name="T5">/</text:span><text:span text:style-name="T6"> </text:span><text:span text:style-name="T5">atenuação,</text:span><text:span text:style-name="T6"> </text:span><text:span text:style-name="T5">resetendo</text:span><text:span text:style-name="T6"> </text:span><text:span text:style-name="T5">porta</text:span><text:span text:style-name="T6"> </text:span><text:span text:style-name="T5">do</text:span><text:span text:style-name="T6"> </text:span><text:span text:style-name="T5">modem</text:span><text:span text:style-name="T6"> </text:span><text:span text:style-name="T5">Telefônica</text:span><text:span text:style-name="T6"> </text:span><text:span text:style-name="T5">quando</text:span><text:span text:style-name="T6"> </text:span><text:span text:style-name="T5">há</text:span><text:span text:style-name="T6"> </text:span><text:span text:style-name="T5">necessidade,</text:span><text:span text:style-name="T6"> </text:span><text:span text:style-name="T5">verificando</text:span><text:span text:style-name="T6"> </text:span><text:span text:style-name="T5">em</text:span><text:span text:style-name="T6"> </text:span><text:span text:style-name="T5">aplicativos</text:span><text:span text:style-name="T6"> </text:span><text:span text:style-name="T5">específicos</text:span><text:span text:style-name="T6"> </text:span><text:span text:style-name="T5">se</text:span><text:span text:style-name="T6"> </text:span><text:span text:style-name="T5">cliente</text:span><text:span text:style-name="T6"> </text:span><text:span text:style-name="T5">possui</text:span><text:span text:style-name="T6"> </text:span><text:span text:style-name="T5">produto</text:span><text:span text:style-name="T6"> </text:span><text:span text:style-name="T5">speedy</text:span><text:span text:style-name="T6"> </text:span><text:span text:style-name="T5">e</text:span><text:span text:style-name="T6"> </text:span><text:span text:style-name="T5">se</text:span><text:span text:style-name="T6"> </text:span><text:span text:style-name="T5">este</text:span><text:span text:style-name="T6"> </text:span><text:span text:style-name="T5">cliente</text:span><text:span text:style-name="T6"> </text:span><text:span text:style-name="T5">é</text:span><text:span text:style-name="T6"> </text:span><text:span text:style-name="T5">um</text:span><text:span text:style-name="T6"> </text:span><text:span text:style-name="T5">cliente</text:span><text:span text:style-name="T6"> </text:span><text:span text:style-name="T5">Premium</text:span><text:span text:style-name="T6"> </text:span><text:span text:style-name="T5">ou</text:span><text:span text:style-name="T6"> </text:span><text:span text:style-name="T5">Dr</text:span><text:span text:style-name="T6"> </text:span><text:span text:style-name="T5">Speedy</text:span><text:span text:style-name="T6"> </text:span><text:span text:style-name="T5">se</text:span><text:span text:style-name="T6"> </text:span><text:span text:style-name="T5">sim</text:span><text:span text:style-name="T6"> </text:span><text:span text:style-name="T5">estes</text:span><text:span text:style-name="T6"> </text:span><text:span text:style-name="T5">clientes</text:span><text:span text:style-name="T6"> </text:span><text:span text:style-name="T5">são</text:span><text:span text:style-name="T6"> </text:span><text:span text:style-name="T5">direcionados</text:span><text:span text:style-name="T6"> </text:span><text:span text:style-name="T5">para</text:span><text:span text:style-name="T6"> </text:span><text:span text:style-name="T5">ilha</text:span><text:span text:style-name="T6"> </text:span><text:span text:style-name="T5">de</text:span><text:span text:style-name="T6"> </text:span><text:span text:style-name="T5">atendimento</text:span><text:span text:style-name="T6"> </text:span><text:span text:style-name="T5">referente</text:span><text:span text:style-name="T6"> </text:span><text:span text:style-name="T5">ao</text:span><text:span text:style-name="T6"> </text:span><text:span text:style-name="T5">seu</text:span><text:span text:style-name="T6"> </text:span><text:span text:style-name="T5">produto.</text:span></text:p>
      <text:p text:style-name="P35"><text:span text:style-name="T5">Solicitando</text:span><text:span text:style-name="T6"> </text:span><text:span text:style-name="T5">visita</text:span><text:span text:style-name="T6"> </text:span><text:span text:style-name="T5">técnica</text:span><text:span text:style-name="T6"> </text:span><text:span text:style-name="T5">para</text:span><text:span text:style-name="T6"> </text:span><text:span text:style-name="T5">cliente</text:span><text:span text:style-name="T6"> </text:span><text:span text:style-name="T5">quando</text:span><text:span text:style-name="T6"> </text:span><text:span text:style-name="T5">não</text:span><text:span text:style-name="T6"> </text:span><text:span text:style-name="T5">houve</text:span><text:span text:style-name="T6"> </text:span><text:span text:style-name="T5">sucesso</text:span><text:span text:style-name="T6"> </text:span><text:span text:style-name="T5">em</text:span><text:span text:style-name="T6"> </text:span><text:span text:style-name="T5">reativar</text:span><text:span text:style-name="T6"> </text:span><text:span text:style-name="T5">speedy</text:span><text:span text:style-name="T6"> </text:span><text:span text:style-name="T5">do</text:span><text:span text:style-name="T6"> </text:span><text:span text:style-name="T5">cliente,</text:span><text:span text:style-name="T6"> </text:span><text:span text:style-name="T5">solicitar</text:span><text:span text:style-name="T6"> </text:span><text:span text:style-name="T5">Ordem</text:span><text:span text:style-name="T6"> </text:span><text:span text:style-name="T5">Serviço</text:span><text:span text:style-name="T6"> </text:span><text:span text:style-name="T5">para</text:span><text:span text:style-name="T6"> </text:span><text:span text:style-name="T5">troca</text:span><text:span text:style-name="T6"> </text:span><text:span text:style-name="T5">de</text:span><text:span text:style-name="T6"> </text:span><text:span text:style-name="T5">modem</text:span><text:span text:style-name="T6"> </text:span><text:span text:style-name="T5">quando</text:span><text:span text:style-name="T6"> </text:span><text:span text:style-name="T5">apresente</text:span><text:span text:style-name="T6"> </text:span><text:span text:style-name="T5">defeito.</text:span></text:p>
      <text:p text:style-name="P35"><text:span text:style-name="T5">Em</text:span><text:span text:style-name="T6"> </text:span><text:span text:style-name="T5">finais</text:span><text:span text:style-name="T6"> </text:span><text:span text:style-name="T5">de</text:span><text:span text:style-name="T6"> </text:span><text:span text:style-name="T5">semana</text:span><text:span text:style-name="T6"> </text:span><text:span text:style-name="T5">e</text:span><text:span text:style-name="T6"> </text:span><text:span text:style-name="T5">feriados</text:span><text:span text:style-name="T6"> </text:span><text:span text:style-name="T5">atuando</text:span><text:span text:style-name="T6"> </text:span><text:span text:style-name="T5">como</text:span><text:span text:style-name="T6"> </text:span><text:span text:style-name="T5">back-up</text:span><text:span text:style-name="T6"> </text:span><text:span text:style-name="T5">para</text:span><text:span text:style-name="T6"> </text:span><text:span text:style-name="T5">suporte</text:span><text:span text:style-name="T6"> </text:span><text:span text:style-name="T5">à</text:span><text:span text:style-name="T6"> </text:span><text:span text:style-name="T5">cliente</text:span><text:span text:style-name="T6"> </text:span><text:span text:style-name="T5">de</text:span><text:span text:style-name="T6"> </text:span><text:span text:style-name="T5">Pequenas</text:span><text:span text:style-name="T6"> </text:span><text:span text:style-name="T5">Empresas</text:span><text:span text:style-name="T6"> </text:span><text:span text:style-name="T5">(suporte</text:span><text:span text:style-name="T6"> </text:span><text:span text:style-name="T5">diferenciado</text:span><text:span text:style-name="T6"> </text:span><text:span text:style-name="T5">pois,</text:span><text:span text:style-name="T6"> </text:span><text:span text:style-name="T5">estes</text:span><text:span text:style-name="T6"> </text:span><text:span text:style-name="T5">clientes</text:span><text:span text:style-name="T6"> </text:span><text:span text:style-name="T5">tem</text:span><text:span text:style-name="T6"> </text:span><text:span text:style-name="T5">speedy</text:span><text:span text:style-name="T6"> </text:span><text:span text:style-name="T5">diferenciado</text:span><text:span text:style-name="T6"> </text:span><text:span text:style-name="T5">quanto</text:span><text:span text:style-name="T6"> </text:span><text:span text:style-name="T5">à</text:span><text:span text:style-name="T6"> </text:span><text:span text:style-name="T5">sua</text:span><text:span text:style-name="T6"> </text:span><text:span text:style-name="T5">conexão</text:span><text:span text:style-name="T6"> </text:span><text:span text:style-name="T5">e</text:span><text:span text:style-name="T6"> </text:span><text:span text:style-name="T5">atendimento</text:span><text:span text:style-name="T6"> </text:span><text:span text:style-name="T5">técnico)</text:span></text:p>
      <text:p text:style-name="P34"/>
      <text:p text:style-name="P35"><text:span text:style-name="T5">Instalação</text:span><text:span text:style-name="T6"> </text:span><text:span text:style-name="T5">de</text:span><text:span text:style-name="T6"> </text:span><text:span text:style-name="T5">Diskless,</text:span><text:span text:style-name="T6"> </text:span><text:span text:style-name="T5">configuração</text:span><text:span text:style-name="T6"> </text:span><text:span text:style-name="T5">de</text:span><text:span text:style-name="T6"> </text:span><text:span text:style-name="T5">Router</text:span><text:span text:style-name="T6"> </text:span><text:span text:style-name="T5">e</text:span><text:span text:style-name="T6"> </text:span><text:span text:style-name="T5">Impressoras</text:span><text:span text:style-name="T6"> </text:span><text:span text:style-name="T5">em</text:span><text:span text:style-name="T6"> </text:span><text:span text:style-name="T5">rede,</text:span><text:span text:style-name="T6"> </text:span><text:span text:style-name="T5">liberação</text:span><text:span text:style-name="T6"> </text:span><text:span text:style-name="T5">de</text:span><text:span text:style-name="T6"> </text:span><text:span text:style-name="T5">e-mails,</text:span><text:span text:style-name="T6"> </text:span><text:span text:style-name="T5">cadastro</text:span><text:span text:style-name="T6"> </text:span><text:span text:style-name="T5">e</text:span><text:span text:style-name="T6"> </text:span><text:span text:style-name="T5">direitos</text:span><text:span text:style-name="T6"> </text:span><text:span text:style-name="T5">de</text:span><text:span text:style-name="T6"> </text:span><text:span text:style-name="T5">acesso</text:span><text:span text:style-name="T6"> </text:span><text:span text:style-name="T5">a</text:span><text:span text:style-name="T6"> </text:span><text:span text:style-name="T5">usuários</text:span><text:span text:style-name="T6"> </text:span><text:span text:style-name="T5">nos</text:span><text:span text:style-name="T6"> </text:span><text:span text:style-name="T5">Postos</text:span><text:span text:style-name="T6"> </text:span><text:span text:style-name="T5">de</text:span><text:span text:style-name="T6"> </text:span><text:span text:style-name="T5">Saúda</text:span><text:span text:style-name="T6"> </text:span><text:span text:style-name="T5">da</text:span><text:span text:style-name="T6"> </text:span><text:span text:style-name="T5">Prefeitura</text:span><text:span text:style-name="T6"> </text:span><text:span text:style-name="T5">Municipal</text:span><text:span text:style-name="T6"> </text:span><text:span text:style-name="T5">de</text:span><text:span text:style-name="T6"> </text:span><text:span text:style-name="T5">São</text:span><text:span text:style-name="T6"> </text:span><text:span text:style-name="T5">Paulo.</text:span></text:p>
      <text:p text:style-name="P35"><text:span text:style-name="T5">Suporte</text:span><text:span text:style-name="T6"> </text:span><text:span text:style-name="T5">a</text:span><text:span text:style-name="T6"> </text:span><text:span text:style-name="T5">dúvidas</text:span><text:span text:style-name="T6"> </text:span><text:span text:style-name="T5">no</text:span><text:span text:style-name="T6"> </text:span><text:span text:style-name="T5">cadastro</text:span><text:span text:style-name="T6"> </text:span><text:span text:style-name="T5">de</text:span><text:span text:style-name="T6"> </text:span><text:span text:style-name="T5">pacientes</text:span><text:span text:style-name="T6"> </text:span><text:span text:style-name="T5">no</text:span><text:span text:style-name="T6"> </text:span><text:span text:style-name="T5">sistema</text:span><text:span text:style-name="T6"> </text:span><text:span text:style-name="T5">Gris (Sist.</text:span><text:span text:style-name="T6"> </text:span><text:span text:style-name="T5">Prefeitura</text:span><text:span text:style-name="T6"> </text:span><text:span text:style-name="T5">SP),</text:span><text:span text:style-name="T6"> </text:span><text:span text:style-name="T5">auxilio</text:span><text:span text:style-name="T6"> </text:span><text:span text:style-name="T5">e</text:span><text:span text:style-name="T6"> </text:span><text:span text:style-name="T5">suporte</text:span><text:span text:style-name="T6"> </text:span><text:span text:style-name="T5">no</text:span><text:span text:style-name="T6"> </text:span><text:span text:style-name="T5">cadastro</text:span><text:span text:style-name="T6"> </text:span><text:span text:style-name="T5">de</text:span><text:span text:style-name="T6"> </text:span><text:span text:style-name="T5">medicamentos</text:span><text:span text:style-name="T6"> </text:span><text:span text:style-name="T5">no</text:span><text:span text:style-name="T6"> </text:span><text:span text:style-name="T5">sistema</text:span><text:span text:style-name="T6"> </text:span><text:span text:style-name="T5">GSS (Sist.</text:span><text:span text:style-name="T6"> </text:span><text:span text:style-name="T5">Prefeitura</text:span><text:span text:style-name="T6"> </text:span><text:span text:style-name="T5">SP).</text:span></text:p>
      <text:p text:style-name="P34"/>
      <text:p text:style-name="P35"><text:span text:style-name="T5">Responsável</text:span><text:span text:style-name="T6"> </text:span><text:span text:style-name="T5">pelos</text:span><text:span text:style-name="T6"> </text:span><text:span text:style-name="T5">direitos</text:span><text:span text:style-name="T6"> </text:span><text:span text:style-name="T5">de</text:span><text:span text:style-name="T6"> </text:span><text:span text:style-name="T5">acesso</text:span><text:span text:style-name="T6"> </text:span><text:span text:style-name="T5">aos</text:span><text:span text:style-name="T6"> </text:span><text:span text:style-name="T5">Servidores</text:span><text:span text:style-name="T6"> </text:span><text:span text:style-name="T5">Novell</text:span><text:span text:style-name="T6"> </text:span><text:span text:style-name="T5">e</text:span><text:span text:style-name="T6"> </text:span><text:span text:style-name="T5">Windows</text:span><text:span text:style-name="T6"> </text:span><text:span text:style-name="T5">NT,</text:span><text:span text:style-name="T6"> </text:span><text:span text:style-name="T5">atualização</text:span><text:span text:style-name="T6"> </text:span><text:span text:style-name="T5">de</text:span><text:span text:style-name="T6"> </text:span><text:span text:style-name="T5">antivírus</text:span><text:span text:style-name="T6"> </text:span><text:span text:style-name="T5">nos</text:span><text:span text:style-name="T6"> </text:span><text:span text:style-name="T5">servidores</text:span><text:span text:style-name="T6"> </text:span><text:span text:style-name="T5">Windows</text:span><text:span text:style-name="T6"> </text:span><text:span text:style-name="T5">e</text:span><text:span text:style-name="T6"> </text:span><text:span text:style-name="T5">estações</text:span><text:span text:style-name="T6"> </text:span><text:span text:style-name="T5">de</text:span><text:span text:style-name="T6"> </text:span><text:span text:style-name="T5">trabalho.</text:span></text:p>
      <text:p text:style-name="P35"><text:span text:style-name="T5">Atualizações</text:span><text:span text:style-name="T6"> </text:span><text:span text:style-name="T5">de</text:span><text:span text:style-name="T6"> </text:span><text:span text:style-name="T5">back-up</text:span><text:span text:style-name="T6"> </text:span><text:span text:style-name="T5">dos</text:span><text:span text:style-name="T6"> </text:span><text:span text:style-name="T5">servidores,</text:span><text:span text:style-name="T6"> </text:span><text:span text:style-name="T5">controle</text:span><text:span text:style-name="T6"> </text:span><text:span text:style-name="T5">de</text:span><text:span text:style-name="T6"> </text:span><text:span text:style-name="T5">acesso</text:span><text:span text:style-name="T6"> </text:span><text:span text:style-name="T5">à</text:span><text:span text:style-name="T6"> </text:span><text:span text:style-name="T5">Internet,</text:span><text:span text:style-name="T6"> </text:span><text:span text:style-name="T5">controle</text:span><text:span text:style-name="T6"> </text:span><text:span text:style-name="T5">de</text:span><text:span text:style-name="T6"> </text:span><text:span text:style-name="T5">áreas</text:span><text:span text:style-name="T6"> </text:span><text:span text:style-name="T5">restritas</text:span><text:span text:style-name="T6"> </text:span><text:span text:style-name="T5">(Back-Bone,</text:span><text:span text:style-name="T6"> </text:span><text:span text:style-name="T5">Pool</text:span><text:span text:style-name="T6"> </text:span><text:span text:style-name="T5">de</text:span><text:span text:style-name="T6"> </text:span><text:span text:style-name="T5">Servidores,</text:span><text:span text:style-name="T6"> </text:span><text:span text:style-name="T5">Rack's</text:span><text:span text:style-name="T6"> </text:span><text:span text:style-name="T5">de</text:span><text:span text:style-name="T6"> </text:span><text:span text:style-name="T5">Switches</text:span><text:span text:style-name="T6"> </text:span><text:span text:style-name="T5">e</text:span><text:span text:style-name="T6"> </text:span><text:span text:style-name="T5">ou</text:span><text:span text:style-name="T6"> </text:span><text:span text:style-name="T5">Hub's)</text:span><text:span text:style-name="T6"> </text:span><text:span text:style-name="T5">e</text:span><text:span text:style-name="T6"> </text:span><text:span text:style-name="T5">diretos</text:span><text:span text:style-name="T6"> </text:span><text:span text:style-name="T5">de</text:span><text:span text:style-name="T6"> </text:span><text:span text:style-name="T5">acesso</text:span><text:span text:style-name="T6"> a</text:span><text:span text:style-name="T5">s</text:span><text:span text:style-name="T6"> </text:span><text:span text:style-name="T5">impressoras</text:span><text:span text:style-name="T6"> </text:span><text:span text:style-name="T5">em</text:span><text:span text:style-name="T6"> </text:span><text:span text:style-name="T5">rede.</text:span></text:p>
      <text:p text:style-name="P34"><text:soft-page-break/></text:p>
      <text:p text:style-name="P35"><text:span text:style-name="T5">Desenvolveu</text:span><text:span text:style-name="T6"> </text:span><text:span text:style-name="T5">e</text:span><text:span text:style-name="T6"> </text:span><text:span text:style-name="T5">implantou</text:span><text:span text:style-name="T6"> </text:span><text:span text:style-name="T5">projeto</text:span><text:span text:style-name="T6"> </text:span><text:span text:style-name="T5">de</text:span><text:span text:style-name="T6"> </text:span><text:span text:style-name="T5">mudança</text:span><text:span text:style-name="T6"> </text:span><text:span text:style-name="T5">de</text:span><text:span text:style-name="T6"> </text:span><text:span text:style-name="T5">infraestrutura,</text:span><text:span text:style-name="T6"> </text:span><text:span text:style-name="T5">envolvendo</text:span><text:span text:style-name="T6"> </text:span><text:span text:style-name="T5">troca</text:span><text:span text:style-name="T6"> </text:span><text:span text:style-name="T5">de</text:span><text:span text:style-name="T6"> </text:span><text:span text:style-name="T5">cabeamento</text:span><text:span text:style-name="T6"> </text:span><text:span text:style-name="T5">de</text:span><text:span text:style-name="T6"> </text:span><text:span text:style-name="T5">rede,</text:span><text:span text:style-name="T6"> </text:span><text:span text:style-name="T5">alteração</text:span><text:span text:style-name="T6"> </text:span><text:span text:style-name="T5">de</text:span><text:span text:style-name="T6"> </text:span><text:span text:style-name="T9">layout</text:span><text:span text:style-name="T6"> </text:span><text:span text:style-name="T5">das</text:span><text:span text:style-name="T6"> </text:span><text:span text:style-name="T5">máquinas;</text:span><text:span text:style-name="T6"> </text:span><text:span text:style-name="T5">otimizando</text:span><text:span text:style-name="T6"> </text:span><text:span text:style-name="T5">espaço</text:span><text:span text:style-name="T6"> </text:span><text:span text:style-name="T5">e</text:span><text:span text:style-name="T6"> </text:span><text:span text:style-name="T5">maximizando</text:span><text:span text:style-name="T6"> </text:span><text:span text:style-name="T5">a</text:span><text:span text:style-name="T6"> </text:span><text:span text:style-name="T5">performance</text:span><text:span text:style-name="T6"> </text:span><text:span text:style-name="T5">da</text:span><text:span text:style-name="T6"> </text:span><text:span text:style-name="T5">rede</text:span><text:span text:style-name="T6"> </text:span><text:span text:style-name="T5">em</text:span><text:span text:style-name="T6"> </text:span><text:span text:style-name="T5">tempo</text:span><text:span text:style-name="T6"> </text:span><text:span text:style-name="T9">Record</text:span><text:span text:style-name="T6"> </text:span><text:span text:style-name="T5">de</text:span><text:span text:style-name="T6"> </text:span><text:span text:style-name="T5">4</text:span><text:span text:style-name="T6"> </text:span><text:span text:style-name="T5">meses</text:span><text:span text:style-name="T6"> </text:span><text:span text:style-name="T5">(trabalhando</text:span><text:span text:style-name="T6"> </text:span><text:span text:style-name="T5">apenas</text:span><text:span text:style-name="T6"> </text:span><text:span text:style-name="T5">nos</text:span><text:span text:style-name="T6"> </text:span><text:span text:style-name="T5">finais</text:span><text:span text:style-name="T6"> </text:span><text:span text:style-name="T5">de</text:span><text:span text:style-name="T6"> </text:span><text:span text:style-name="T5">semana).</text:span></text:p>
      <text:p text:style-name="P20"/>
      <text:p text:style-name="P35"><text:span text:style-name="T5">Participou</text:span><text:span text:style-name="T6"> </text:span><text:span text:style-name="T5">do</text:span><text:span text:style-name="T6"> </text:span><text:span text:style-name="T5">projeto</text:span><text:span text:style-name="T6"> </text:span><text:span text:style-name="T5">de</text:span><text:span text:style-name="T6"> </text:span><text:span text:style-name="T5">mudança</text:span><text:span text:style-name="T6"> </text:span><text:span text:style-name="T5">de</text:span><text:span text:style-name="T6"> </text:span><text:span text:style-name="T9">layout</text:span><text:span text:style-name="T6"> </text:span><text:span text:style-name="T5">do</text:span><text:span text:style-name="T6"> </text:span><text:span text:style-name="T5">CPD</text:span><text:span text:style-name="T6"> </text:span><text:span text:style-name="T5">do</text:span><text:span text:style-name="T6"> </text:span><text:span text:style-name="T5">Banco,</text:span><text:span text:style-name="T6"> </text:span><text:span text:style-name="T5">o</text:span><text:span text:style-name="T6"> </text:span><text:span text:style-name="T5">que</text:span><text:span text:style-name="T6"> </text:span><text:span text:style-name="T5">envolveu</text:span><text:span text:style-name="T6"> </text:span><text:span text:style-name="T9">racks</text:span><text:span text:style-name="T6"> </text:span><text:span text:style-name="T5">de</text:span><text:span text:style-name="T6"> </text:span><text:span text:style-name="T5">telecomunicação,</text:span><text:span text:style-name="T6"> </text:span><text:span text:style-name="T5">Mainframe</text:span><text:span text:style-name="T6"> </text:span><text:span text:style-name="T5">e</text:span><text:span text:style-name="T6"> </text:span><text:span text:style-name="T5">infraestrutura</text:span><text:span text:style-name="T6"> </text:span><text:span text:style-name="T5">física</text:span><text:span text:style-name="T6"> </text:span><text:span text:style-name="T5">de</text:span><text:span text:style-name="T6"> </text:span><text:span text:style-name="T5">instalação</text:span><text:span text:style-name="T6"> </text:span><text:span text:style-name="T5">dos</text:span><text:span text:style-name="T6"> </text:span><text:span text:style-name="T5">novos</text:span><text:span text:style-name="T6"> </text:span><text:span text:style-name="T5">equipamentos.</text:span><text:span text:style-name="T6"> </text:span></text:p>
      <text:p text:style-name="P23"/>
      <text:p text:style-name="P35"><text:span text:style-name="T5">Profissional</text:span><text:span text:style-name="T6"> </text:span><text:span text:style-name="T5">com</text:span><text:span text:style-name="T6"> </text:span><text:span text:style-name="T5">experiência</text:span><text:span text:style-name="T6"> </text:span><text:span text:style-name="T5">técnica</text:span><text:span text:style-name="T6"> </text:span><text:span text:style-name="T5">voltada</text:span><text:span text:style-name="T6"> </text:span><text:span text:style-name="T5">para</text:span><text:span text:style-name="T6"> </text:span><text:span text:style-name="T5">administração</text:span><text:span text:style-name="T6"> </text:span><text:span text:style-name="T5">de</text:span><text:span text:style-name="T6"> </text:span><text:span text:style-name="T5">rede</text:span><text:span text:style-name="T6"> </text:span><text:span text:style-name="T5">e</text:span><text:span text:style-name="T6"> </text:span><text:span text:style-name="T5">suporte</text:span><text:span text:style-name="T6"> </text:span><text:span text:style-name="T5">a</text:span><text:span text:style-name="T6"> </text:span><text:span text:style-name="T5">usuários</text:span><text:span text:style-name="T6"> </text:span><text:span text:style-name="T5">de</text:span><text:span text:style-name="T6"> </text:span><text:span text:style-name="T5">micro</text:span><text:span text:style-name="T6">informática</text:span><text:span text:style-name="T5">,</text:span><text:span text:style-name="T6"> </text:span><text:span text:style-name="T5">usando</text:span><text:span text:style-name="T6"> </text:span><text:span text:style-name="T5">DOS</text:span><text:span text:style-name="T11">,</text:span><text:span text:style-name="T12"> </text:span><text:span text:style-name="T5">Windows</text:span><text:span text:style-name="T6"> </text:span><text:span text:style-name="T5">NT</text:span><text:span text:style-name="T11">,</text:span><text:span text:style-name="T6"> </text:span><text:span text:style-name="T5">Windows</text:span><text:span text:style-name="T6"> </text:span><text:span text:style-name="T5">95/98/XP/2000/Win7/Win8/Win10,</text:span><text:span text:style-name="T6"> </text:span><text:span text:style-name="T5">Linux</text:span><text:span text:style-name="T6"> </text:span><text:span text:style-name="T5">e</text:span><text:span text:style-name="T6"> </text:span><text:span text:style-name="T5">diversas</text:span><text:span text:style-name="T6"> </text:span><text:span text:style-name="T5">ferramentas</text:span><text:span text:style-name="T6"> </text:span><text:span text:style-name="T5">e</text:span><text:span text:style-name="T6"> </text:span><text:span text:style-name="T5">aplicativos</text:span><text:span text:style-name="T6"> </text:span><text:span text:style-name="T5">para</text:span><text:span text:style-name="T6"> </text:span><text:span text:style-name="T5">estes</text:span><text:span text:style-name="T6"> </text:span><text:span text:style-name="T5">ambientes,</text:span><text:span text:style-name="T6"> </text:span><text:span text:style-name="T5">em</text:span><text:span text:style-name="T6"> </text:span><text:span text:style-name="T5">empresa</text:span><text:span text:style-name="T6"> </text:span><text:span text:style-name="T5">de</text:span><text:span text:style-name="T6"> </text:span><text:span text:style-name="T5">prestação</text:span><text:span text:style-name="T6"> </text:span><text:span text:style-name="T5">de</text:span><text:span text:style-name="T6"> </text:span><text:span text:style-name="T5">serviços</text:span><text:span text:style-name="T6"> </text:span><text:span text:style-name="T5">de</text:span><text:span text:style-name="T6"> </text:span><text:span text:style-name="T5">grande</text:span><text:span text:style-name="T6"> </text:span><text:span text:style-name="T5">porte.</text:span></text:p>
      <text:p text:style-name="P35"><text:span text:style-name="T5">Conhecimentos</text:span><text:span text:style-name="T6"> </text:span><text:span text:style-name="T5">em</text:span><text:span text:style-name="T6"> </text:span><text:span text:style-name="T5">instalação</text:span><text:span text:style-name="T6"> </text:span><text:span text:style-name="T5">/</text:span><text:span text:style-name="T6"> </text:span><text:span text:style-name="T5">configuração</text:span><text:span text:style-name="T6"> </text:span><text:span text:style-name="T5">de</text:span><text:span text:style-name="T6"> </text:span><text:span text:style-name="T5">Workstation</text:span><text:span text:style-name="T6"> </text:span><text:span text:style-name="T5">Linux</text:span></text:p>
      <text:p text:style-name="P34"/>
      <text:p text:style-name="P35"><text:span text:style-name="T5">Responsável</text:span><text:span text:style-name="T6"> </text:span><text:span text:style-name="T5">pela</text:span><text:span text:style-name="T6"> </text:span><text:span text:style-name="T5">instalação</text:span><text:span text:style-name="T6"> </text:span><text:span text:style-name="T5">de</text:span><text:span text:style-name="T6"> </text:span><text:span text:style-name="T5">linhas</text:span><text:span text:style-name="T6"> </text:span><text:span text:style-name="T5">privativas</text:span><text:span text:style-name="T6"> </text:span><text:span text:style-name="T5">LPCD/X25/FRAME</text:span><text:span text:style-name="T6"> </text:span><text:span text:style-name="T5">RELAY</text:span><text:span text:style-name="T6"> </text:span><text:span text:style-name="T5">em</text:span><text:span text:style-name="T6"> </text:span><text:span text:style-name="T5">Agencia</text:span><text:span text:style-name="T6"> </text:span><text:span text:style-name="T5">e</text:span><text:span text:style-name="T6"> </text:span><text:span text:style-name="T5">Postos</text:span><text:span text:style-name="T6"> </text:span><text:span text:style-name="T5">bancários</text:span><text:span text:style-name="T6"> </text:span><text:span text:style-name="T5">e</text:span><text:span text:style-name="T6"> </text:span><text:span text:style-name="T5">controladoras</text:span><text:span text:style-name="T6"> </text:span><text:span text:style-name="T5">remotas,</text:span><text:span text:style-name="T6"> </text:span><text:span text:style-name="T5">configuração/instalação</text:span><text:span text:style-name="T6"> </text:span><text:span text:style-name="T5">de</text:span><text:span text:style-name="T6"> </text:span><text:span text:style-name="T5">Routers,</text:span><text:span text:style-name="T6"> </text:span><text:span text:style-name="T5">Modens,</text:span><text:span text:style-name="T6"> </text:span><text:span text:style-name="T5">Bridges,</text:span><text:span text:style-name="T6"> </text:span><text:span text:style-name="T5">Switch</text:span><text:span text:style-name="T6">e</text:span><text:span text:style-name="T5">s,</text:span><text:span text:style-name="T6"> </text:span><text:span text:style-name="T5">Hub</text:span><text:span text:style-name="T6">’</text:span><text:span text:style-name="T5">s (pseudo-inteligente)</text:span><text:span text:style-name="T6"> </text:span><text:span text:style-name="T5">suporte</text:span><text:span text:style-name="T6"> </text:span><text:span text:style-name="T5">a</text:span><text:span text:style-name="T6"> </text:span><text:span text:style-name="T5">linhas</text:span><text:span text:style-name="T6"> </text:span><text:span text:style-name="T5">de</text:span><text:span text:style-name="T6"> </text:span><text:span text:style-name="T5">comunicação</text:span><text:span text:style-name="T6"> </text:span><text:span text:style-name="T5">de</text:span><text:span text:style-name="T6"> </text:span><text:span text:style-name="T5">dados.</text:span></text:p>
      <text:p text:style-name="P20"/>
      <text:p text:style-name="P35"><text:span text:style-name="T5">Grande conhecimento em segurança de rede suporte</text:span><text:span text:style-name="T6"> </text:span><text:span text:style-name="T5">a</text:span><text:span text:style-name="T6"> </text:span><text:span text:style-name="T5">usuários</text:span><text:span text:style-name="T6"> </text:span><text:span text:style-name="T5">de</text:span><text:span text:style-name="T6"> </text:span><text:span text:style-name="T5">rede</text:span><text:span text:style-name="T6"> </text:span><text:span text:style-name="T5">bem</text:span><text:span text:style-name="T6"> </text:span><text:span text:style-name="T5">como</text:span><text:span text:style-name="T6"> </text:span><text:span text:style-name="T5">criação,</text:span><text:span text:style-name="T6"> </text:span><text:span text:style-name="T5">direitos</text:span><text:span text:style-name="T6"> </text:span><text:span text:style-name="T5">de</text:span><text:span text:style-name="T6"> </text:span><text:span text:style-name="T5">acesso</text:span><text:span text:style-name="T6"> </text:span><text:span text:style-name="T5">a</text:span><text:span text:style-name="T6"> </text:span><text:span text:style-name="T5">pastas</text:span><text:span text:style-name="T6"> </text:span><text:span text:style-name="T5">e</text:span><text:span text:style-name="T6"> </text:span><text:span text:style-name="T5">ou</text:span><text:span text:style-name="T6"> </text:span><text:span text:style-name="T5">servidores</text:span><text:span text:style-name="T6"> </text:span><text:span text:style-name="T5">Novell,</text:span><text:span text:style-name="T6"> </text:span><text:span text:style-name="T5">Windows</text:span><text:span text:style-name="T6"> </text:span><text:span text:style-name="T5">NT</text:span><text:span text:style-name="T6"> </text:span><text:span text:style-name="T5">4.0/2000</text:span><text:span text:style-name="T6"> </text:span><text:span text:style-name="T5">e</text:span><text:span text:style-name="T6"> </text:span><text:span text:style-name="T5">2003,</text:span><text:span text:style-name="T6"> </text:span><text:span text:style-name="T5">renovação</text:span><text:span text:style-name="T6"> </text:span><text:span text:style-name="T5">de</text:span><text:span text:style-name="T6"> </text:span><text:span text:style-name="T5">senhas,</text:span><text:span text:style-name="T6"> </text:span><text:span text:style-name="T5">disponibilizar</text:span><text:span text:style-name="T6"> </text:span><text:span text:style-name="T5">acesso</text:span><text:span text:style-name="T6"> </text:span><text:span text:style-name="T5">e</text:span><text:span text:style-name="T6"> </text:span><text:span text:style-name="T5">recursos</text:span><text:span text:style-name="T6"> </text:span><text:span text:style-name="T5">à</text:span><text:span text:style-name="T6"> </text:span><text:span text:style-name="T11">Internet,</text:span><text:span text:style-name="T12"> </text:span><text:span text:style-name="T5">gerenciamento</text:span><text:span text:style-name="T6"> </text:span><text:span text:style-name="T5">de</text:span><text:span text:style-name="T6"> </text:span><text:span text:style-name="T5">Back-Ups</text:span><text:span text:style-name="T6"> </text:span><text:span text:style-name="T5">/</text:span><text:span text:style-name="T6"> </text:span><text:span text:style-name="T5">Restore</text:span><text:span text:style-name="T6"> </text:span><text:span text:style-name="T5">de</text:span><text:span text:style-name="T6"> </text:span><text:span text:style-name="T5">Servidores.</text:span></text:p>
      <text:p text:style-name="P20"/>
      <text:p text:style-name="P35"><text:span text:style-name="T5">Profundos</text:span><text:span text:style-name="T6"> </text:span><text:span text:style-name="T5">conhecimentos</text:span><text:span text:style-name="T6"> </text:span><text:span text:style-name="T5">de</text:span><text:span text:style-name="T6"> </text:span><text:span text:style-name="T5">hardware:</text:span><text:span text:style-name="T6"> </text:span><text:span text:style-name="T5">placas</text:span><text:span text:style-name="T6"> </text:span><text:span text:style-name="T5">de</text:span><text:span text:style-name="T6"> </text:span><text:span text:style-name="T5">fax,</text:span><text:span text:style-name="T6"> </text:span><text:span text:style-name="T5">rede,</text:span><text:span text:style-name="T6"> </text:span><text:span text:style-name="T5">multimídia,</text:span><text:span text:style-name="T6"> </text:span><text:span text:style-name="T5">scanners,</text:span><text:span text:style-name="T6"> </text:span><text:span text:style-name="T5">componentes</text:span><text:span text:style-name="T6"> </text:span><text:span text:style-name="T5">e</text:span><text:span text:style-name="T6"> </text:span><text:span text:style-name="T5">outros</text:span><text:span text:style-name="T6"> </text:span><text:span text:style-name="T5">periféricos;</text:span><text:span text:style-name="T6"> </text:span><text:span text:style-name="T5">bem</text:span><text:span text:style-name="T6"> </text:span><text:span text:style-name="T5">como</text:span><text:span text:style-name="T6"> </text:span><text:span text:style-name="T5">MS-Windows</text:span><text:span text:style-name="T6"> </text:span><text:span text:style-name="T5">e</text:span><text:span text:style-name="T6"> </text:span><text:span text:style-name="T5">aplicativos,</text:span><text:span text:style-name="T6"> </text:span><text:span text:style-name="T5">incluindo</text:span><text:span text:style-name="T6"> </text:span><text:span text:style-name="T5">MS-Office</text:span><text:span text:style-name="T6"> </text:span><text:span text:style-name="T5">97/2000/XP.</text:span></text:p>
      <text:p text:style-name="P20"/>
      <text:p text:style-name="P35"><text:span text:style-name="T5">Bem</text:span><text:span text:style-name="T6">-sucedido </text:span><text:span text:style-name="T5">em</text:span><text:span text:style-name="T6"> </text:span><text:span text:style-name="T5">atividades</text:span><text:span text:style-name="T6"> </text:span><text:span text:style-name="T5">ligadas</text:span><text:span text:style-name="T6"> </text:span><text:span text:style-name="T5">à</text:span><text:span text:style-name="T6"> </text:span><text:span text:style-name="T5">configuração</text:span><text:span text:style-name="T6"> </text:span><text:span text:style-name="T5">de</text:span><text:span text:style-name="T6"> </text:span><text:span text:style-name="T5">e-mails</text:span><text:span text:style-name="T6"> </text:span><text:span text:style-name="T5">(Outlook</text:span><text:span text:style-name="T6"> </text:span><text:span text:style-name="T5">e</text:span><text:span text:style-name="T6"> </text:span><text:span text:style-name="T5">Notes),</text:span><text:span text:style-name="T6"> </text:span><text:span text:style-name="T5">browsers</text:span><text:span text:style-name="T6"> </text:span><text:span text:style-name="T5">(Internet</text:span><text:span text:style-name="T6"> </text:span><text:span text:style-name="T5">Explorer</text:span><text:span text:style-name="T6"> </text:span><text:span text:style-name="T5">e</text:span><text:span text:style-name="T6"> </text:span><text:span text:style-name="T5">Netscape,</text:span><text:span text:style-name="T6"> </text:span><text:span text:style-name="T5">Intranet),</text:span><text:span text:style-name="T6"> </text:span><text:span text:style-name="T5">além</text:span><text:span text:style-name="T6"> </text:span><text:span text:style-name="T5">de</text:span><text:span text:style-name="T6"> </text:span><text:span text:style-name="T5">instalação</text:span><text:span text:style-name="T6"> </text:span><text:span text:style-name="T5">e</text:span><text:span text:style-name="T6"> </text:span><text:span text:style-name="T5">configuração</text:span><text:span text:style-name="T6"> </text:span><text:span text:style-name="T5">de</text:span><text:span text:style-name="T6"> </text:span><text:span text:style-name="T5">estações</text:span><text:span text:style-name="T6"> </text:span><text:span text:style-name="T5">Linux.</text:span></text:p>
      <text:p text:style-name="P20"/>
      <text:p text:style-name="P35"><text:span text:style-name="T5">Grande</text:span><text:span text:style-name="T6"> </text:span><text:span text:style-name="T5">facilidade</text:span><text:span text:style-name="T6"> </text:span><text:span text:style-name="T5">de</text:span><text:span text:style-name="T6"> </text:span><text:span text:style-name="T5">contato</text:span><text:span text:style-name="T6"> </text:span><text:span text:style-name="T5">interpessoal</text:span><text:span text:style-name="T6"> </text:span><text:span text:style-name="T5">atua</text:span><text:span text:style-name="T6"> </text:span><text:span text:style-name="T5">também</text:span><text:span text:style-name="T6"> </text:span><text:span text:style-name="T5">na</text:span><text:span text:style-name="T6"> </text:span><text:span text:style-name="T5">manutenção</text:span><text:span text:style-name="T6"> </text:span><text:span text:style-name="T5">e</text:span><text:span text:style-name="T6"> </text:span><text:span text:style-name="T5">apoio</text:span><text:span text:style-name="T6"> </text:span><text:span text:style-name="T5">a</text:span><text:span text:style-name="T6"> </text:span><text:span text:style-name="T5">usuários</text:span><text:span text:style-name="T6"> </text:span><text:span text:style-name="T5">de</text:span><text:span text:style-name="T6"> </text:span><text:span text:style-name="T9">hardware</text:span><text:span text:style-name="T10"> </text:span><text:span text:style-name="T9">e</text:span><text:span text:style-name="T10"> </text:span><text:span text:style-name="T9">software</text:span><text:span text:style-name="T5">,</text:span><text:span text:style-name="T6"> </text:span><text:span text:style-name="T5">além</text:span><text:span text:style-name="T6"> </text:span><text:span text:style-name="T5">de</text:span><text:span text:style-name="T6"> </text:span><text:span text:style-name="T5">suporte</text:span><text:span text:style-name="T6"> </text:span><text:span text:style-name="T5">aos</text:span><text:span text:style-name="T6"> </text:span><text:span text:style-name="T5">servidores</text:span><text:span text:style-name="T6"> </text:span><text:span text:style-name="T5">com</text:span><text:span text:style-name="T6"> </text:span><text:span text:style-name="T5">sistema</text:span><text:span text:style-name="T6"> </text:span><text:span text:style-name="T5">operacional</text:span><text:span text:style-name="T6"> </text:span><text:span text:style-name="T9">Windows</text:span><text:span text:style-name="T10"> </text:span><text:span text:style-name="T9">NT/2000/2003</text:span><text:span text:style-name="T10"> </text:span><text:span text:style-name="T9">e</text:span><text:span text:style-name="T10"> </text:span><text:span text:style-name="T9">Novell.</text:span></text:p>
      <text:p text:style-name="P35"><text:span text:style-name="T9">Conhecimentos</text:span><text:span text:style-name="T10"> </text:span><text:span text:style-name="T9">básicos</text:span><text:span text:style-name="T10"> </text:span><text:span text:style-name="T9">em</text:span><text:span text:style-name="T10"> </text:span><text:span text:style-name="T9">MS-SQL</text:span><text:span text:style-name="T10"> </text:span><text:span text:style-name="T9">Server</text:span><text:span text:style-name="T10"> </text:span><text:span text:style-name="T9">2000</text:span><text:span text:style-name="T10"> </text:span><text:span text:style-name="T9">/</text:span><text:span text:style-name="T10"> </text:span><text:span text:style-name="T9">VB6,</text:span><text:span text:style-name="T10"> </text:span><text:span text:style-name="T9">JAVA</text:span><text:span text:style-name="T10"> </text:span><text:span text:style-name="T9">e</text:span><text:span text:style-name="T10"> </text:span><text:span text:style-name="T9">Oracle</text:span><text:span text:style-name="T10"> </text:span><text:span text:style-name="T9">8i.</text:span></text:p>
      <text:p text:style-name="P35"><text:span text:style-name="T5">Vivência</text:span><text:span text:style-name="T6"> </text:span><text:span text:style-name="T5">e</text:span><text:span text:style-name="T6"> </text:span><text:span text:style-name="T5">excelentes</text:span><text:span text:style-name="T6"> </text:span><text:span text:style-name="T5">conhecimentos</text:span><text:span text:style-name="T6"> </text:span><text:span text:style-name="T5">na</text:span><text:span text:style-name="T6"> </text:span><text:span text:style-name="T5">certificação</text:span><text:span text:style-name="T6"> </text:span><text:span text:style-name="T5">de</text:span><text:span text:style-name="T6"> </text:span><text:span text:style-name="T5">rede</text:span><text:span text:style-name="T6"> </text:span><text:span text:style-name="T5">LAN,</text:span><text:span text:style-name="T6"> </text:span><text:span text:style-name="T5">Fibra</text:span><text:span text:style-name="T6"> </text:span><text:span text:style-name="T5">Óptica</text:span><text:span text:style-name="T6"> </text:span><text:span text:style-name="T5">e</text:span><text:span text:style-name="T6"> </text:span><text:span text:style-name="T5">TCP/IP (via</text:span><text:span text:style-name="T6"> </text:span><text:span text:style-name="T5">Hub's/Switches</text:span><text:span text:style-name="T6"> </text:span><text:span text:style-name="T5">e</text:span><text:span text:style-name="T6"> </text:span><text:span text:style-name="T5">Backbone),</text:span><text:span text:style-name="T6"> </text:span><text:span text:style-name="T5">conectando</text:span><text:span text:style-name="T6"> </text:span><text:span text:style-name="T5">micros</text:span><text:span text:style-name="T6"> </text:span><text:span text:style-name="T5">aos</text:span><text:span text:style-name="T6"> </text:span><text:span text:style-name="T5">servidores,</text:span><text:span text:style-name="T6"> </text:span><text:span text:style-name="T5">identificando</text:span><text:span text:style-name="T6"> </text:span><text:span text:style-name="T5">e</text:span><text:span text:style-name="T6"> </text:span><text:span text:style-name="T5">disponibilizando</text:span><text:span text:style-name="T6"> </text:span><text:span text:style-name="T5">para</text:span><text:span text:style-name="T6"> </text:span><text:span text:style-name="T5">uso (Intranet</text:span><text:span text:style-name="T6"> </text:span><text:span text:style-name="T5">e</text:span><text:span text:style-name="T6"> </text:span><text:span text:style-name="T5">Internet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FreeSans1" svg:font-family="FreeSans" style:font-family-generic="swiss"/>
    <style:font-face style:name="Lucida Sans" svg:font-family="'Lucida Sans'" style:font-family-generic="swiss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Courier New" svg:font-family="'Courier New'" style:font-family-generic="roman" style:font-pitch="variable"/>
    <style:font-face style:name="Humnst777 Lt BT" svg:font-family="'Humnst777 Lt BT'" style:font-family-generic="roman" style:font-pitch="variable"/>
    <style:font-face style:name="Liberation Sans1" svg:font-family="'Liberation Sans'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Wingdings 2" svg:font-family="'Wingdings 2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1" svg:font-family="'Bitstream Vera Sans'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umnst777 Lt BT1" svg:font-family="'Humnst777 Lt BT'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pt" fo:country="BR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style:use-window-font-color="true" style:font-name="Arial" fo:font-size="12pt" style:font-size-asian="12pt" style:language-asian="zh" style:country-asian="CN" style:font-name-complex="Arial1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justify" style:justify-single-word="false"/>
      <style:text-properties style:font-name="Times New Roman" fo:font-size="10pt" style:font-size-asian="10pt" style:font-name-complex="Times New Roman1"/>
    </style:style>
    <style:style style:name="List" style:family="paragraph" style:parent-style-name="Text_20_body" style:default-outline-level="" style:list-style-name="" style:class="list">
      <style:text-properties style:font-name="Arial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line-height="150%" fo:keep-with-next="always"/>
      <style:text-properties fo:color="#000080" fo:font-style="italic" style:font-style-asian="italic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018cm solid #000001" fo:keep-with-next="always"/>
      <style:text-properties fo:color="#000080" fo:font-style="italic" fo:font-weight="bold" style:font-style-asian="italic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line-height="150%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padding="0cm" fo:border-left="none" fo:border-right="none" fo:border-top="none" fo:border-bottom="0.018cm solid #000001" fo:keep-with-next="always"/>
      <style:text-properties fo:color="#000080" fo:font-style="italic" fo:font-weight="bold" style:font-style-asian="italic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text-align="center" style:justify-single-word="false" fo:padding-left="0.141cm" fo:padding-right="0.141cm" fo:padding-top="0.035cm" fo:padding-bottom="0.035cm" fo:border="0.018cm solid #000001" fo:keep-with-next="always"/>
      <style:text-properties fo:font-style="italic" fo:font-weight="bold" style:font-style-asian="italic" style:font-weight-asian="bold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FreeSans" style:font-size-complex="12pt" style:font-style-complex="italic"/>
    </style:style>
    <style:style style:name="Título1" style:family="paragraph" style:parent-style-name="Standard" style:default-outline-level="" style:list-style-name="">
      <style:paragraph-properties fo:margin-top="0.423cm" fo:margin-bottom="0.212cm" fo:keep-with-next="always"/>
      <style:text-properties style:font-name="Bitstream Vera Sans" fo:font-size="14pt" style:font-size-asian="14pt" style:font-name-complex="Bitstream Vera Sans1"/>
    </style:style>
    <style:style style:name="Legenda1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0pt" fo:font-style="italic" style:font-size-asian="10pt" style:font-style-asian="italic"/>
    </style:style>
    <style:style style:name="Capítulo" style:family="paragraph" style:parent-style-name="Standard" style:default-outline-level="" style:list-style-name="">
      <style:paragraph-properties fo:margin-top="0.423cm" fo:margin-bottom="0.212cm" fo:keep-with-next="always"/>
      <style:text-properties style:font-name="Liberation Sans1" fo:font-size="14pt" style:font-size-asian="14pt" style:font-name-complex="Liberation Sans2"/>
    </style:style>
    <style:style style:name="WW-Título" style:family="paragraph" style:parent-style-name="Standard" style:default-outline-level="" style:list-style-name="">
      <style:paragraph-properties fo:margin-top="0.423cm" fo:margin-bottom="0.212cm" fo:keep-with-next="always"/>
      <style:text-properties fo:font-size="14pt" style:font-size-asian="14pt"/>
    </style:style>
    <style:style style:name="WW-Título1" style:family="paragraph" style:parent-style-name="Standard" style:default-outline-level="" style:list-style-name=""/>
    <style:style style:name="Subtitle" style:family="paragraph" style:parent-style-name="WW-Título1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údo_20_do_20_quadro" style:display-name="Conteúdo do quadro" style:family="paragraph" style:parent-style-name="Text_20_body" style:default-outline-level="" style:list-style-name=""/>
    <style:style style:name="WW-Legenda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0pt" fo:font-style="italic" style:font-size-asian="10pt" style:font-style-asian="italic"/>
    </style:style>
    <style:style style:name="WW-Índice" style:family="paragraph" style:parent-style-name="Standard" style:default-outline-level="" style:list-style-name="">
      <style:paragraph-properties text:number-lines="false" text:line-number="0"/>
    </style:style>
    <style:style style:name="WW-Título_20_Principal" style:display-name="WW-Título Principal" style:family="paragraph" style:parent-style-name="Standard" style:default-outline-level="" style:list-style-name="">
      <style:paragraph-properties fo:margin-top="0.423cm" fo:margin-bottom="0.212cm" fo:keep-with-next="always"/>
      <style:text-properties fo:font-size="14pt" style:font-size-asian="14pt"/>
    </style:style>
    <style:style style:name="WW-Título_20_Principal1" style:display-name="WW-Título Principal1" style:family="paragraph" style:parent-style-name="Standard" style:default-outline-level="" style:list-style-name="">
      <style:paragraph-properties fo:margin-top="0.423cm" fo:margin-bottom="0.212cm" fo:keep-with-next="always"/>
      <style:text-properties fo:font-size="14pt" style:font-size-asian="14pt"/>
    </style:style>
    <style:style style:name="WW-Legenda1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0pt" fo:font-style="italic" style:font-size-asian="10pt" style:font-style-asian="italic"/>
    </style:style>
    <style:style style:name="WW-Conteúdo_20_da_20_moldura" style:display-name="WW-Conteúdo da moldura" style:family="paragraph" style:parent-style-name="Text_20_body" style:default-outline-level="" style:list-style-name=""/>
    <style:style style:name="WW-Conteúdo_20_da_20_moldura1" style:display-name="WW-Conteúdo da moldura1" style:family="paragraph" style:parent-style-name="Text_20_body" style:default-outline-level="" style:list-style-name=""/>
    <style:style style:name="WW-Índice1" style:family="paragraph" style:parent-style-name="Standard" style:default-outline-level="" style:list-style-name="">
      <style:paragraph-properties text:number-lines="false" text:line-number="0"/>
    </style:style>
    <style:style style:name="WW-Legenda11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0pt" fo:font-style="italic" style:font-size-asian="10pt" style:font-style-asian="italic"/>
    </style:style>
    <style:style style:name="WW-Índice11" style:family="paragraph" style:parent-style-name="Standard" style:default-outline-level="" style:list-style-name="">
      <style:paragraph-properties text:number-lines="false" text:line-number="0"/>
    </style:style>
    <style:style style:name="WW-Título_20_Principal11" style:display-name="WW-Título Principal11" style:family="paragraph" style:parent-style-name="Standard" style:default-outline-level="" style:list-style-name="">
      <style:paragraph-properties fo:margin-top="0.423cm" fo:margin-bottom="0.212cm" fo:keep-with-next="always"/>
      <style:text-properties fo:font-size="14pt" style:font-size-asian="14pt"/>
    </style:style>
    <style:style style:name="WW-Legenda111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0pt" fo:font-style="italic" style:font-size-asian="10pt" style:font-style-asian="italic"/>
    </style:style>
    <style:style style:name="WW-Índice111" style:family="paragraph" style:parent-style-name="Standard" style:default-outline-level="" style:list-style-name="">
      <style:paragraph-properties text:number-lines="false" text:line-number="0"/>
    </style:style>
    <style:style style:name="WW-Corpo_20_de_20_texto_20_3" style:display-name="WW-Corpo de texto 3" style:family="paragraph" style:parent-style-name="Standard" style:default-outline-level="" style:list-style-name="">
      <style:paragraph-properties fo:text-align="justify" style:justify-single-word="false">
        <style:tab-stops>
          <style:tab-stop style:position="0cm"/>
          <style:tab-stop style:position="0.762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</style:tab-stops>
      </style:paragraph-properties>
      <style:text-properties fo:font-size="11pt" style:font-size-asian="11pt"/>
    </style:style>
    <style:style style:name="questionario" style:family="paragraph" style:default-outline-level="" style:list-style-name="">
      <style:paragraph-properties fo:margin-top="0cm" fo:margin-bottom="0.199cm" style:line-height-at-least="0.529cm" fo:text-align="justify" style:justify-single-word="false" fo:orphans="2" fo:widows="2" fo:hyphenation-ladder-count="no-limit" fo:padding="0cm" fo:border-left="none" fo:border-right="none" fo:border-top="none" fo:border-bottom="0.018cm solid #000001" style:writing-mode="lr-tb"/>
      <style:text-properties fo:color="#000000" style:font-name="Humnst777 Lt BT" fo:font-size="11pt" style:font-name-asian="Arial1" style:font-size-asian="11pt" style:language-asian="zh" style:country-asian="CN" style:font-name-complex="Humnst777 Lt BT1" style:language-complex="hi" style:country-complex="IN" fo:hyphenate="false" fo:hyphenation-remain-char-count="2" fo:hyphenation-push-char-count="2"/>
    </style:style>
    <style:style style:name="WW-Corpo_20_de_20_texto_20_2" style:display-name="WW-Corpo de texto 2" style:family="paragraph" style:parent-style-name="Standard" style:default-outline-level="" style:list-style-name="">
      <style:paragraph-properties fo:text-align="justify" style:justify-single-word="false"/>
      <style:text-properties style:font-name="Times New Roman" style:font-name-complex="Times New Roman1"/>
    </style:style>
    <style:style style:name="WW-Conteúdo_20_da_20_moldura11" style:display-name="WW-Conteúdo da moldura11" style:family="paragraph" style:parent-style-name="Text_20_body" style:default-outline-level="" style:list-style-name=""/>
    <style:style style:name="WW-Conteúdo_20_da_20_moldura111" style:display-name="WW-Conteúdo da moldura111" style:family="paragraph" style:parent-style-name="Text_20_body" style:default-outline-level="" style:list-style-name=""/>
    <style:style style:name="Frame_20_contents" style:display-name="Frame contents" style:family="paragraph" style:parent-style-name="Text_20_body" style:default-outline-level="" style:list-style-name="" style:class="extra"/>
    <style:style style:name="Balloon_20_Text" style:display-name="Balloon Text" style:family="paragraph" style:parent-style-name="Standard" style:default-outline-level="" style:list-style-name="">
      <style:text-properties style:font-name="Segoe UI" fo:font-size="9pt" style:font-size-asian="9pt" style:font-name-complex="Mangal" style:font-size-complex="8pt"/>
    </style:style>
    <style:style style:name="Default_20_Paragraph_20_Font" style:display-name="Default Paragraph Font" style:family="text"/>
    <style:style style:name="WW8Num3z0" style:family="text">
      <style:text-properties style:font-name="Wingdings" style:font-name-complex="Wingdings1"/>
    </style:style>
    <style:style style:name="WW8Num10z0" style:family="text">
      <style:text-properties style:font-name="Wingdings" style:font-name-complex="Wingdings1"/>
    </style:style>
    <style:style style:name="WW8Num11z0" style:family="text">
      <style:text-properties style:font-name="Wingdings" style:font-name-complex="Wingdings1"/>
    </style:style>
    <style:style style:name="Fonte_20_parág._20_padrão2" style:display-name="Fonte parág. padrão2" style:family="text"/>
    <style:style style:name="WW8Num12z0" style:family="text">
      <style:text-properties style:font-name="Wingdings" style:font-name-complex="Wingdings1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2z1" style:family="text">
      <style:text-properties style:font-name="Courier New" style:font-name-complex="Courier New1"/>
    </style:style>
    <style:style style:name="Fonte_20_parág._20_padrão1" style:display-name="Fonte parág. padrão1" style:family="text"/>
    <style:style style:name="WW-Absatz-Standardschriftart111111" style:family="text"/>
    <style:style style:name="WW-Absatz-Standardschriftart1111111" style:family="text"/>
    <style:style style:name="WW-Fonte_20_parág._20_padrão111" style:display-name="WW-Fonte parág. padrão111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z1" style:family="text">
      <style:text-properties style:font-name="Courier New" style:font-name-complex="Courier New1"/>
    </style:style>
    <style:style style:name="WW-Absatz-Standardschriftart11111111" style:family="text"/>
    <style:style style:name="WW8Num1z0" style:family="text">
      <style:text-properties style:font-name="Wingdings 2" style:font-name-complex="Wingdings 21"/>
    </style:style>
    <style:style style:name="WW-WW8Num1z1" style:family="text">
      <style:text-properties style:font-name="Courier New" style:font-name-complex="Courier New1"/>
    </style:style>
    <style:style style:name="WW8Num1z2" style:family="text">
      <style:text-properties style:font-name="Wingdings" style:font-name-complex="Wingdings1"/>
    </style:style>
    <style:style style:name="WW8Num1z3" style:family="text">
      <style:text-properties style:font-name="Symbol" style:font-name-complex="Symbol1"/>
    </style:style>
    <style:style style:name="WW8Num2z0" style:family="text">
      <style:text-properties style:font-name="Wingdings" style:font-name-complex="Wingdings1"/>
    </style:style>
    <style:style style:name="WW8Num2z3" style:family="text">
      <style:text-properties style:font-name="Symbol" style:font-name-complex="Symbol1"/>
    </style:style>
    <style:style style:name="WW8Num3z1" style:family="text">
      <style:text-properties style:font-name="Courier New" style:font-name-complex="Courier New1"/>
    </style:style>
    <style:style style:name="WW8Num3z3" style:family="text">
      <style:text-properties style:font-name="Symbol" style:font-name-complex="Symbol1"/>
    </style:style>
    <style:style style:name="WW8Num4z0" style:family="text">
      <style:text-properties style:font-name="Wingdings" style:font-name-complex="Wingdings1"/>
    </style:style>
    <style:style style:name="WW8Num4z1" style:family="text">
      <style:text-properties style:font-name="Courier New" style:font-name-complex="Courier New1"/>
    </style:style>
    <style:style style:name="WW8Num4z3" style:family="text">
      <style:text-properties style:font-name="Symbol" style:font-name-complex="Symbol1"/>
    </style:style>
    <style:style style:name="WW8Num5z1" style:family="text">
      <style:text-properties style:font-name="Courier New" style:font-name-complex="Courier New1"/>
    </style:style>
    <style:style style:name="WW-Absatz-Standardschriftart111111111" style:family="text"/>
    <style:style style:name="WW-WW8Num1z0" style:family="text">
      <style:text-properties style:font-name="Wingdings" style:font-name-complex="Wingdings1"/>
    </style:style>
    <style:style style:name="WW-WW8Num1z11" style:family="text">
      <style:text-properties style:font-name="Courier New" style:font-name-complex="Courier New1"/>
    </style:style>
    <style:style style:name="WW-WW8Num1z3" style:family="text">
      <style:text-properties style:font-name="Symbol" style:font-name-complex="Symbol1"/>
    </style:style>
    <style:style style:name="WW-WW8Num2z0" style:family="text">
      <style:text-properties style:font-name="Wingdings 2" style:font-name-complex="Wingdings 21"/>
    </style:style>
    <style:style style:name="WW-WW8Num2z1" style:family="text">
      <style:text-properties style:font-name="Courier New" style:font-name-complex="Courier New1"/>
    </style:style>
    <style:style style:name="WW8Num2z2" style:family="text">
      <style:text-properties style:font-name="Wingdings" style:font-name-complex="Wingdings1"/>
    </style:style>
    <style:style style:name="WW-WW8Num2z3" style:family="text">
      <style:text-properties style:font-name="Symbol" style:font-name-complex="Symbol1"/>
    </style:style>
    <style:style style:name="WW-WW8Num3z0" style:family="text">
      <style:text-properties style:font-name="Wingdings" style:font-name-complex="Wingdings1"/>
    </style:style>
    <style:style style:name="WW-WW8Num3z1" style:family="text">
      <style:text-properties style:font-name="Courier New" style:font-name-complex="Courier New1"/>
    </style:style>
    <style:style style:name="WW-WW8Num3z3" style:family="text">
      <style:text-properties style:font-name="Symbol" style:font-name-complex="Symbol1"/>
    </style:style>
    <style:style style:name="WW-WW8Num4z0" style:family="text">
      <style:text-properties style:font-name="Wingdings" style:font-name-complex="Wingdings1"/>
    </style:style>
    <style:style style:name="WW-WW8Num4z1" style:family="text">
      <style:text-properties style:font-name="Courier New" style:font-name-complex="Courier New1"/>
    </style:style>
    <style:style style:name="WW-WW8Num4z3" style:family="text">
      <style:text-properties style:font-name="Symbol" style:font-name-complex="Symbol1"/>
    </style:style>
    <style:style style:name="WW8Num5z0" style:family="text">
      <style:text-properties style:font-name="Wingdings" style:font-name-complex="Wingdings1"/>
    </style:style>
    <style:style style:name="WW-WW8Num5z1" style:family="text">
      <style:text-properties style:font-name="Courier New" style:font-name-complex="Courier New1"/>
    </style:style>
    <style:style style:name="WW8Num5z3" style:family="text">
      <style:text-properties style:font-name="Symbol" style:font-name-complex="Symbol1"/>
    </style:style>
    <style:style style:name="WW8Num6z1" style:family="text">
      <style:text-properties style:font-name="Courier New" style:font-name-complex="Courier New1"/>
    </style:style>
    <style:style style:name="WW-Absatz-Standardschriftart1111111111" style:family="text"/>
    <style:style style:name="WW-WW8Num1z01" style:family="text">
      <style:text-properties style:font-name="Wingdings" style:font-name-complex="Wingdings1"/>
    </style:style>
    <style:style style:name="WW-WW8Num1z111" style:family="text">
      <style:text-properties style:font-name="Courier New" style:font-name-complex="Courier New1"/>
    </style:style>
    <style:style style:name="WW-WW8Num1z31" style:family="text">
      <style:text-properties style:font-name="Symbol" style:font-name-complex="Symbol1"/>
    </style:style>
    <style:style style:name="WW-WW8Num2z01" style:family="text">
      <style:text-properties style:font-name="Wingdings 2" style:font-name-complex="Wingdings 21"/>
    </style:style>
    <style:style style:name="WW-WW8Num2z11" style:family="text">
      <style:text-properties style:font-name="Courier New" style:font-name-complex="Courier New1"/>
    </style:style>
    <style:style style:name="WW-WW8Num2z2" style:family="text">
      <style:text-properties style:font-name="Wingdings" style:font-name-complex="Wingdings1"/>
    </style:style>
    <style:style style:name="WW-WW8Num2z31" style:family="text">
      <style:text-properties style:font-name="Symbol" style:font-name-complex="Symbol1"/>
    </style:style>
    <style:style style:name="WW-WW8Num3z01" style:family="text">
      <style:text-properties style:font-name="Wingdings" style:font-name-complex="Wingdings1"/>
    </style:style>
    <style:style style:name="WW-WW8Num3z11" style:family="text">
      <style:text-properties style:font-name="Courier New" style:font-name-complex="Courier New1"/>
    </style:style>
    <style:style style:name="WW-WW8Num3z31" style:family="text">
      <style:text-properties style:font-name="Symbol" style:font-name-complex="Symbol1"/>
    </style:style>
    <style:style style:name="WW-WW8Num4z01" style:family="text">
      <style:text-properties style:font-name="Wingdings" style:font-name-complex="Wingdings1"/>
    </style:style>
    <style:style style:name="WW-WW8Num4z11" style:family="text">
      <style:text-properties style:font-name="Courier New" style:font-name-complex="Courier New1"/>
    </style:style>
    <style:style style:name="WW-WW8Num4z31" style:family="text">
      <style:text-properties style:font-name="Symbol" style:font-name-complex="Symbol1"/>
    </style:style>
    <style:style style:name="WW-WW8Num5z0" style:family="text">
      <style:text-properties style:font-name="Wingdings" style:font-name-complex="Wingdings1"/>
    </style:style>
    <style:style style:name="WW-WW8Num5z11" style:family="text">
      <style:text-properties style:font-name="Courier New" style:font-name-complex="Courier New1"/>
    </style:style>
    <style:style style:name="WW-WW8Num5z3" style:family="text">
      <style:text-properties style:font-name="Symbol" style:font-name-complex="Symbol1"/>
    </style:style>
    <style:style style:name="WW-WW8Num6z1" style:family="text">
      <style:text-properties style:font-name="Courier New" style:font-name-complex="Courier New1"/>
    </style:style>
    <style:style style:name="WW-Fonte_20_parág._20_padrão" style:display-name="WW-Fonte parág. padrão" style:family="text"/>
    <style:style style:name="WW-Fonte_20_parág._20_padrão1" style:display-name="WW-Fonte parág. padrão1" style:family="text"/>
    <style:style style:name="WW-Fonte_20_parág._20_padrão11" style:display-name="WW-Fonte parág. padrão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Fonte_20_parág._20_padrão2" style:display-name="WW-Fonte parág. padrão2" style:family="text"/>
    <style:style style:name="WW-Absatz-Standardschriftart11111111111111111111" style:family="text"/>
    <style:style style:name="WW-WW8Num1z011" style:family="text">
      <style:text-properties style:font-name="Wingdings" style:font-name-complex="Wingdings1"/>
    </style:style>
    <style:style style:name="WW-WW8Num1z1111" style:family="text">
      <style:text-properties style:font-name="Courier New" style:font-name-complex="Courier New1"/>
    </style:style>
    <style:style style:name="WW-WW8Num1z311" style:family="text">
      <style:text-properties style:font-name="Symbol" style:font-name-complex="Symbol1"/>
    </style:style>
    <style:style style:name="WW-WW8Num1z0111" style:family="text">
      <style:text-properties style:font-name="Wingdings" style:font-name-complex="Wingdings1"/>
    </style:style>
    <style:style style:name="WW-WW8Num1z11111" style:family="text">
      <style:text-properties style:font-name="Courier New" style:font-name-complex="Courier New1"/>
    </style:style>
    <style:style style:name="WW-WW8Num1z3111" style:family="text">
      <style:text-properties style:font-name="Symbol" style:font-name-complex="Symbol1"/>
    </style:style>
    <style:style style:name="WW-WW8Num1z01111" style:family="text">
      <style:text-properties style:font-name="Wingdings" style:font-name-complex="Wingdings1"/>
    </style:style>
    <style:style style:name="WW-WW8Num1z111111" style:family="text">
      <style:text-properties style:font-name="Courier New" style:font-name-complex="Courier New1"/>
    </style:style>
    <style:style style:name="WW-WW8Num1z31111" style:family="text">
      <style:text-properties style:font-name="Symbol" style:font-name-complex="Symbol1"/>
    </style:style>
    <style:style style:name="WW-WW8Num1z02" style:family="text">
      <style:text-properties style:font-name="Wingdings" style:font-name-complex="Wingdings1"/>
    </style:style>
    <style:style style:name="WW-WW8Num1z12" style:family="text">
      <style:text-properties style:font-name="Courier New" style:font-name-complex="Courier New1"/>
    </style:style>
    <style:style style:name="WW-WW8Num1z32" style:family="text">
      <style:text-properties style:font-name="Symbol" style:font-name-complex="Symbol1"/>
    </style:style>
    <style:style style:name="WW-WW8Num1z03" style:family="text">
      <style:text-properties style:font-name="Wingdings" style:font-name-complex="Wingdings1"/>
    </style:style>
    <style:style style:name="WW-WW8Num1z13" style:family="text">
      <style:text-properties style:font-name="Courier New" style:font-name-complex="Courier New1"/>
    </style:style>
    <style:style style:name="WW-WW8Num1z33" style:family="text">
      <style:text-properties style:font-name="Symbol" style:font-name-complex="Symbol1"/>
    </style:style>
    <style:style style:name="WW-WW8Num1z04" style:family="text">
      <style:text-properties style:font-name="Wingdings" style:font-name-complex="Wingdings1"/>
    </style:style>
    <style:style style:name="WW-WW8Num1z14" style:family="text">
      <style:text-properties style:font-name="Courier New" style:font-name-complex="Courier New1"/>
    </style:style>
    <style:style style:name="WW-WW8Num1z34" style:family="text">
      <style:text-properties style:font-name="Symbol" style:font-name-complex="Symbol1"/>
    </style:style>
    <style:style style:name="WW-WW8Num1z05" style:family="text">
      <style:text-properties style:font-name="Wingdings" style:font-name-complex="Wingdings1"/>
    </style:style>
    <style:style style:name="WW-WW8Num1z15" style:family="text">
      <style:text-properties style:font-name="Courier New" style:font-name-complex="Courier New1"/>
    </style:style>
    <style:style style:name="WW-WW8Num1z35" style:family="text">
      <style:text-properties style:font-name="Symbol" style:font-name-complex="Symbol1"/>
    </style:style>
    <style:style style:name="WW-WW8Num1z06" style:family="text">
      <style:text-properties style:font-name="Wingdings" style:font-name-complex="Wingdings1"/>
    </style:style>
    <style:style style:name="WW-WW8Num1z16" style:family="text">
      <style:text-properties style:font-name="Courier New" style:font-name-complex="Courier New1"/>
    </style:style>
    <style:style style:name="WW-WW8Num1z36" style:family="text">
      <style:text-properties style:font-name="Symbol" style:font-name-complex="Symbol1"/>
    </style:style>
    <style:style style:name="WW-WW8Num1z07" style:family="text">
      <style:text-properties style:font-name="Wingdings" style:font-name-complex="Wingdings1"/>
    </style:style>
    <style:style style:name="WW-WW8Num1z17" style:family="text">
      <style:text-properties style:font-name="Courier New" style:font-name-complex="Courier New1"/>
    </style:style>
    <style:style style:name="WW-WW8Num1z37" style:family="text">
      <style:text-properties style:font-name="Symbol" style:font-name-complex="Symbol1"/>
    </style:style>
    <style:style style:name="WW-WW8Num1z08" style:family="text">
      <style:text-properties style:font-name="Wingdings" style:font-name-complex="Wingdings1"/>
    </style:style>
    <style:style style:name="WW-WW8Num1z18" style:family="text">
      <style:text-properties style:font-name="Courier New" style:font-name-complex="Courier New1"/>
    </style:style>
    <style:style style:name="WW-WW8Num1z38" style:family="text">
      <style:text-properties style:font-name="Symbol" style:font-name-complex="Symbol1"/>
    </style:style>
    <style:style style:name="WW-WW8Num1z09" style:family="text">
      <style:text-properties style:font-name="Wingdings" style:font-name-complex="Wingdings1"/>
    </style:style>
    <style:style style:name="WW-WW8Num1z19" style:family="text">
      <style:text-properties style:font-name="Courier New" style:font-name-complex="Courier New1"/>
    </style:style>
    <style:style style:name="WW-WW8Num1z39" style:family="text">
      <style:text-properties style:font-name="Symbol" style:font-name-complex="Symbol1"/>
    </style:style>
    <style:style style:name="WW-WW8Num1z010" style:family="text">
      <style:text-properties style:font-name="Wingdings" style:font-name-complex="Wingdings1"/>
    </style:style>
    <style:style style:name="WW-WW8Num1z110" style:family="text">
      <style:text-properties style:font-name="Courier New" style:font-name-complex="Courier New1"/>
    </style:style>
    <style:style style:name="WW-WW8Num1z310" style:family="text">
      <style:text-properties style:font-name="Symbol" style:font-name-complex="Symbol1"/>
    </style:style>
    <style:style style:name="WW-WW8Num3z011" style:family="text">
      <style:text-properties style:font-name="Wingdings 2" style:font-name-complex="Wingdings 21"/>
    </style:style>
    <style:style style:name="WW-WW8Num3z111" style:family="text">
      <style:text-properties style:font-name="Courier New" style:font-name-complex="Courier New1"/>
    </style:style>
    <style:style style:name="WW8Num3z2" style:family="text">
      <style:text-properties style:font-name="Wingdings" style:font-name-complex="Wingdings1"/>
    </style:style>
    <style:style style:name="WW-WW8Num3z311" style:family="text">
      <style:text-properties style:font-name="Symbol" style:font-name-complex="Symbol1"/>
    </style:style>
    <style:style style:name="WW-WW8Num4z011" style:family="text">
      <style:text-properties style:font-name="Wingdings" style:font-name-complex="Wingdings1"/>
    </style:style>
    <style:style style:name="WW-WW8Num4z111" style:family="text">
      <style:text-properties style:font-name="Courier New" style:font-name-complex="Courier New1"/>
    </style:style>
    <style:style style:name="WW-WW8Num4z311" style:family="text">
      <style:text-properties style:font-name="Symbol" style:font-name-complex="Symbol1"/>
    </style:style>
    <style:style style:name="WW-WW8Num5z01" style:family="text">
      <style:text-properties style:font-name="Wingdings" style:font-name-complex="Wingdings1"/>
    </style:style>
    <style:style style:name="WW-WW8Num5z111" style:family="text">
      <style:text-properties style:font-name="Courier New" style:font-name-complex="Courier New1"/>
    </style:style>
    <style:style style:name="WW-WW8Num5z31" style:family="text">
      <style:text-properties style:font-name="Symbol" style:font-name-complex="Symbol1"/>
    </style:style>
    <style:style style:name="WW8Num6z0" style:family="text">
      <style:text-properties style:font-name="Wingdings" style:font-name-complex="Wingdings1"/>
    </style:style>
    <style:style style:name="WW-WW8Num6z11" style:family="text">
      <style:text-properties style:font-name="Courier New" style:font-name-complex="Courier New1"/>
    </style:style>
    <style:style style:name="WW8Num6z3" style:family="text">
      <style:text-properties style:font-name="Symbol" style:font-name-complex="Symbol1"/>
    </style:style>
    <style:style style:name="WW8Num7z0" style:family="text">
      <style:text-properties style:font-name="Wingdings 2" style:font-name-complex="Wingdings 21"/>
    </style:style>
    <style:style style:name="WW8Num7z1" style:family="text">
      <style:text-properties style:font-name="Courier New" style:font-name-complex="Courier New1"/>
    </style:style>
    <style:style style:name="WW8Num7z2" style:family="text">
      <style:text-properties style:font-name="Wingdings" style:font-name-complex="Wingdings1"/>
    </style:style>
    <style:style style:name="WW8Num7z3" style:family="text">
      <style:text-properties style:font-name="Symbol" style:font-name-complex="Symbol1"/>
    </style:style>
    <style:style style:name="WW8Num8z0" style:family="text">
      <style:text-properties style:font-name="Wingdings" style:font-name-complex="Wingdings1"/>
    </style:style>
    <style:style style:name="WW8Num8z1" style:family="text">
      <style:text-properties style:font-name="Courier New" style:font-name-complex="Courier New1"/>
    </style:style>
    <style:style style:name="WW8Num8z3" style:family="text">
      <style:text-properties style:font-name="Symbol" style:font-name-complex="Symbol1"/>
    </style:style>
    <style:style style:name="WW8Num9z0" style:family="text">
      <style:text-properties style:font-name="Wingdings" style:font-name-complex="Wingdings1"/>
    </style:style>
    <style:style style:name="WW8Num9z1" style:family="text">
      <style:text-properties style:font-name="Courier New" style:font-name-complex="Courier New1"/>
    </style:style>
    <style:style style:name="WW8Num9z3" style:family="text">
      <style:text-properties style:font-name="Symbol" style:font-name-complex="Symbol1"/>
    </style:style>
    <style:style style:name="WW8Num10z1" style:family="text">
      <style:text-properties style:font-name="Courier New" style:font-name-complex="Courier New1"/>
    </style:style>
    <style:style style:name="WW8Num10z3" style:family="text">
      <style:text-properties style:font-name="Symbol" style:font-name-complex="Symbol1"/>
    </style:style>
    <style:style style:name="WW8Num11z1" style:family="text">
      <style:text-properties style:font-name="Courier New" style:font-name-complex="Courier New1"/>
    </style:style>
    <style:style style:name="WW8Num11z3" style:family="text">
      <style:text-properties style:font-name="Symbol" style:font-name-complex="Symbol1"/>
    </style:style>
    <style:style style:name="WW-WW8Num1z012" style:family="text">
      <style:text-properties style:font-name="Wingdings" style:font-name-complex="Wingdings1"/>
    </style:style>
    <style:style style:name="WW-WW8Num1z112" style:family="text">
      <style:text-properties style:font-name="Courier New" style:font-name-complex="Courier New1"/>
    </style:style>
    <style:style style:name="WW-WW8Num1z312" style:family="text">
      <style:text-properties style:font-name="Symbol" style:font-name-complex="Symbol1"/>
    </style:style>
    <style:style style:name="WW-WW8Num2z011" style:family="text">
      <style:text-properties style:font-name="Wingdings 2" style:font-name-complex="Wingdings 21"/>
    </style:style>
    <style:style style:name="WW-WW8Num2z111" style:family="text">
      <style:text-properties style:font-name="Courier New" style:font-name-complex="Courier New1"/>
    </style:style>
    <style:style style:name="WW-WW8Num2z21" style:family="text">
      <style:text-properties style:font-name="Wingdings" style:font-name-complex="Wingdings1"/>
    </style:style>
    <style:style style:name="WW-WW8Num2z311" style:family="text">
      <style:text-properties style:font-name="Symbol" style:font-name-complex="Symbol1"/>
    </style:style>
    <style:style style:name="WW-WW8Num3z0111" style:family="text">
      <style:text-properties style:font-name="Wingdings" style:font-name-complex="Wingdings1"/>
    </style:style>
    <style:style style:name="WW-WW8Num3z1111" style:family="text">
      <style:text-properties style:font-name="Courier New" style:font-name-complex="Courier New1"/>
    </style:style>
    <style:style style:name="WW-WW8Num3z3111" style:family="text">
      <style:text-properties style:font-name="Symbol" style:font-name-complex="Symbol1"/>
    </style:style>
    <style:style style:name="WW-WW8Num4z0111" style:family="text">
      <style:text-properties style:font-name="Wingdings" style:font-name-complex="Wingdings1"/>
    </style:style>
    <style:style style:name="WW-WW8Num4z1111" style:family="text">
      <style:text-properties style:font-name="Courier New" style:font-name-complex="Courier New1"/>
    </style:style>
    <style:style style:name="WW-WW8Num4z3111" style:family="text">
      <style:text-properties style:font-name="Symbol" style:font-name-complex="Symbol1"/>
    </style:style>
    <style:style style:name="WW-WW8Num5z011" style:family="text">
      <style:text-properties style:font-name="Wingdings" style:font-name-complex="Wingdings1"/>
    </style:style>
    <style:style style:name="WW-WW8Num5z1111" style:family="text">
      <style:text-properties style:font-name="Courier New" style:font-name-complex="Courier New1"/>
    </style:style>
    <style:style style:name="WW-WW8Num5z311" style:family="text">
      <style:text-properties style:font-name="Symbol" style:font-name-complex="Symbol1"/>
    </style:style>
    <style:style style:name="WW-WW8Num6z111" style:family="text">
      <style:text-properties style:font-name="Courier New" style:font-name-complex="Courier New1"/>
    </style:style>
    <style:style style:name="Texto_20_de_20_balão_20_Char" style:display-name="Texto de balão Char" style:family="text">
      <style:text-properties style:font-name="Segoe UI" fo:font-size="9pt" style:font-size-asian="9pt" style:language-asian="zh" style:country-asian="CN" style:font-name-complex="Mangal" style:font-size-complex="8pt" style:language-complex="hi" style:country-complex="IN"/>
    </style:style>
    <style:style style:name="ListLabel_20_1" style:display-name="ListLabel 1" style:family="text">
      <style:text-properties style:font-name-complex="Wingding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l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l" text:bullet-char="l">
        <style:list-level-properties text:list-level-position-and-space-mode="label-alignment">
          <style:list-level-label-alignment text:label-followed-by="listtab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l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l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l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l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l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l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l" text:bullet-char="l">
        <style:list-level-properties text:list-level-position-and-space-mode="label-alignment">
          <style:list-level-label-alignment text:label-followed-by="listtab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591cm" fo:margin-left="1cm" fo:margin-right="1.8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os</meta:initial-creator>
    <dc:creator>Marcos R Pires</dc:creator>
    <meta:editing-cycles>23</meta:editing-cycles>
    <meta:print-date>2020-04-11T19:14:00</meta:print-date>
    <meta:creation-date>2020-04-11T19:08:00</meta:creation-date>
    <dc:date>2021-08-10T10:50:16.35</dc:date>
    <meta:editing-duration>PT9M55S</meta:editing-duration>
    <meta:generator>OpenOffice/4.1.10$Win32 OpenOffice.org_project/4110m2$Build-9807</meta:generator>
    <meta:document-statistic meta:table-count="0" meta:image-count="0" meta:object-count="0" meta:page-count="3" meta:paragraph-count="78" meta:word-count="1169" meta:character-count="791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